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448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5075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1.4598in"/>
    </style:style>
    <style:style style:name="co11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9" style:family="table-cell" style:parent-style-name="Default">
      <style:text-properties style:font-name="Liberation Sans1"/>
    </style:style>
    <style:style style:name="ce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filipino tags" table:style-name="ta1">
        <table:table-column table:style-name="co1" table:number-columns-repeated="2" table:default-cell-style-name="Default"/>
        <table:table-column table:style-name="co1" table:number-columns-repeated="5" table:default-cell-style-name="ce6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vid_taglis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];[.F4];[.B4];[.F4];[.G4])" office:value-type="string" office:string-value="[&quot;covid-19&quot;," calcext:value-type="string">
            <text:p>["covid-19",</text:p>
          </table:table-cell>
          <table:table-cell table:number-columns-repeated="3"/>
          <table:table-cell table:style-name="ce6"/>
          <table:table-cell table:formula="of:=[.A3]" office:value-type="string" office:string-value="covid_taglist" calcext:value-type="string">
            <text:p>covid_taglist</text:p>
          </table:table-cell>
          <table:table-cell office:value-type="string" calcext:value-type="string">
            <text:p>=</text:p>
          </table:table-cell>
          <table:table-cell table:style-name="ce9" table:formula="of:=[.H4]" office:value-type="string" office:string-value="[&quot;covid-19&quot;," calcext:value-type="string">
            <text:p>["covid-19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];[.F5];[.B5];[.F5];[.G5])" office:value-type="string" office:string-value="&quot;coronavirus&quot;," calcext:value-type="string">
            <text:p>"coronaviru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5]" office:value-type="string" office:string-value="&quot;coronavirus&quot;," calcext:value-type="string">
            <text:p>"coronavirus",</text:p>
          </table:table-cell>
        </table:table-row>
        <table:table-row table:style-name="ro1">
          <table:table-cell/>
          <table:table-cell office:value-type="string" calcext:value-type="string">
            <text:p>quarant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];[.F6];[.B6];[.F6];[.G6])" office:value-type="string" office:string-value="&quot;quarantine&quot;," calcext:value-type="string">
            <text:p>"quarantin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6]" office:value-type="string" office:string-value="&quot;quarantine&quot;," calcext:value-type="string">
            <text:p>"quarantine",</text:p>
          </table:table-cell>
        </table:table-row>
        <table:table-row table:style-name="ro1">
          <table:table-cell/>
          <table:table-cell office:value-type="string" calcext:value-type="string">
            <text:p>pandemic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];[.F7];[.B7];[.F7];[.G7])" office:value-type="string" office:string-value="&quot;pandemic&quot;," calcext:value-type="string">
            <text:p>"pandemic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7]" office:value-type="string" office:string-value="&quot;pandemic&quot;," calcext:value-type="string">
            <text:p>"pandemic",</text:p>
          </table:table-cell>
        </table:table-row>
        <table:table-row table:style-name="ro1">
          <table:table-cell/>
          <table:table-cell office:value-type="string" calcext:value-type="string">
            <text:p>vacc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];[.F8];[.B8];[.F8];[.G8])" office:value-type="string" office:string-value="&quot;vaccine&quot;," calcext:value-type="string">
            <text:p>"vaccin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8]" office:value-type="string" office:string-value="&quot;vaccine&quot;," calcext:value-type="string">
            <text:p>"vaccine",</text:p>
          </table:table-cell>
        </table:table-row>
        <table:table-row table:style-name="ro1">
          <table:table-cell/>
          <table:table-cell office:value-type="string" calcext:value-type="string">
            <text:p>injection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];[.F9];[.B9];[.F9];[.G9])" office:value-type="string" office:string-value="&quot;injections&quot;," calcext:value-type="string">
            <text:p>"injection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9]" office:value-type="string" office:string-value="&quot;injections&quot;," calcext:value-type="string">
            <text:p>"injections",</text:p>
          </table:table-cell>
        </table:table-row>
        <table:table-row table:style-name="ro1">
          <table:table-cell/>
          <table:table-cell office:value-type="string" calcext:value-type="string">
            <text:p>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];[.F10];[.B10];[.F10];[.G10])" office:value-type="string" office:string-value="&quot;ecq&quot;," calcext:value-type="string">
            <text:p>"e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0]" office:value-type="string" office:string-value="&quot;ecq&quot;," calcext:value-type="string">
            <text:p>"ecq",</text:p>
          </table:table-cell>
        </table:table-row>
        <table:table-row table:style-name="ro1">
          <table:table-cell/>
          <table:table-cell office:value-type="string" calcext:value-type="string">
            <text:p>m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];[.F11];[.B11];[.F11];[.G11])" office:value-type="string" office:string-value="&quot;mecq&quot;," calcext:value-type="string">
            <text:p>"me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1]" office:value-type="string" office:string-value="&quot;mecq&quot;," calcext:value-type="string">
            <text:p>"mecq",</text:p>
          </table:table-cell>
        </table:table-row>
        <table:table-row table:style-name="ro1">
          <table:table-cell/>
          <table:table-cell office:value-type="string" calcext:value-type="string">
            <text:p>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];[.F12];[.B12];[.F12];[.G12])" office:value-type="string" office:string-value="&quot;gcq&quot;," calcext:value-type="string">
            <text:p>"g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2]" office:value-type="string" office:string-value="&quot;gcq&quot;," calcext:value-type="string">
            <text:p>"gcq",</text:p>
          </table:table-cell>
        </table:table-row>
        <table:table-row table:style-name="ro1">
          <table:table-cell/>
          <table:table-cell office:value-type="string" calcext:value-type="string">
            <text:p>m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];[.F13];[.B13];[.F13];[.G13])" office:value-type="string" office:string-value="&quot;mgcq&quot;," calcext:value-type="string">
            <text:p>"mg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3]" office:value-type="string" office:string-value="&quot;mgcq&quot;," calcext:value-type="string">
            <text:p>"mgcq",</text:p>
          </table:table-cell>
        </table:table-row>
        <table:table-row table:style-name="ro1">
          <table:table-cell/>
          <table:table-cell office:value-type="string" calcext:value-type="string">
            <text:p>ls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];[.F14];[.B14];[.F14];[.G14])" office:value-type="string" office:string-value="&quot;lsi&quot;," calcext:value-type="string">
            <text:p>"lsi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4]" office:value-type="string" office:string-value="&quot;lsi&quot;," calcext:value-type="string">
            <text:p>"lsi",</text:p>
          </table:table-cell>
        </table:table-row>
        <table:table-row table:style-name="ro1">
          <table:table-cell/>
          <table:table-cell office:value-type="string" calcext:value-type="string">
            <text:p>locally stranded individual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5];[.F15];[.B15];[.F15];[.G15])" office:value-type="string" office:string-value="&quot;locally stranded individuals&quot;," calcext:value-type="string">
            <text:p>"locally stranded individual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5]" office:value-type="string" office:string-value="&quot;locally stranded individuals&quot;," calcext:value-type="string">
            <text:p>"locally stranded individuals",</text:p>
          </table:table-cell>
        </table:table-row>
        <table:table-row table:style-name="ro1">
          <table:table-cell/>
          <table:table-cell office:value-type="string" calcext:value-type="string">
            <text:p>death r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6];[.F16];[.B16];[.F16];[.G16])" office:value-type="string" office:string-value="&quot;death rate&quot;," calcext:value-type="string">
            <text:p>"death rat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6]" office:value-type="string" office:string-value="&quot;death rate&quot;," calcext:value-type="string">
            <text:p>"death rate",</text:p>
          </table:table-cell>
        </table:table-row>
        <table:table-row table:style-name="ro1">
          <table:table-cell/>
          <table:table-cell office:value-type="string" calcext:value-type="string">
            <text:p>new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];[.F17];[.B17];[.F17];[.G17])" office:value-type="string" office:string-value="&quot;new cases&quot;," calcext:value-type="string">
            <text:p>"new cas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7]" office:value-type="string" office:string-value="&quot;new cases&quot;," calcext:value-type="string">
            <text:p>"new cases",</text:p>
          </table:table-cell>
        </table:table-row>
        <table:table-row table:style-name="ro1">
          <table:table-cell/>
          <table:table-cell office:value-type="string" calcext:value-type="string">
            <text:p>total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8];[.F18];[.B18];[.F18];[.G18])" office:value-type="string" office:string-value="&quot;total cases&quot;]" calcext:value-type="string">
            <text:p>"total cases"]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8]" office:value-type="string" office:string-value="&quot;total cases&quot;]" calcext:value-type="string">
            <text:p>"total cases"]</text:p>
          </table:table-cell>
        </table:table-row>
        <table:table-row table:style-name="ro1">
          <table:table-cell table:number-columns-repeated="11"/>
          <table:table-cell table:style-name="ce6"/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econ_taglist</text:p>
          </table:table-cell>
          <table:table-cell table:number-columns-repeated="10"/>
          <table:table-cell table:style-name="ce6"/>
          <table:table-cell table:number-columns-repeated="2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econom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1];[.F21];[.B21];[.F21];[.G21])" office:value-type="string" office:string-value="[&quot;economy&quot;," calcext:value-type="string">
            <text:p>["economy",</text:p>
          </table:table-cell>
          <table:table-cell table:number-columns-repeated="3"/>
          <table:table-cell table:style-name="ce6"/>
          <table:table-cell table:formula="of:=[.A20]" office:value-type="string" office:string-value="econ_taglist" calcext:value-type="string">
            <text:p>econ_taglist</text:p>
          </table:table-cell>
          <table:table-cell office:value-type="string" calcext:value-type="string">
            <text:p>=</text:p>
          </table:table-cell>
          <table:table-cell table:style-name="ce9" table:formula="of:=[.H21]" office:value-type="string" office:string-value="[&quot;economy&quot;," calcext:value-type="string">
            <text:p>["economy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2];[.F22];[.B22];[.F22];[.G22])" office:value-type="string" office:string-value="&quot;inflation&quot;," calcext:value-type="string">
            <text:p>"inflation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2]" office:value-type="string" office:string-value="&quot;inflation&quot;," calcext:value-type="string">
            <text:p>"inflation",</text:p>
          </table:table-cell>
        </table:table-row>
        <table:table-row table:style-name="ro1">
          <table:table-cell/>
          <table:table-cell office:value-type="string" calcext:value-type="string">
            <text:p>angka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3];[.F23];[.B23];[.F23];[.G23])" office:value-type="string" office:string-value="&quot;angkas&quot;," calcext:value-type="string">
            <text:p>"angka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3]" office:value-type="string" office:string-value="&quot;angkas&quot;," calcext:value-type="string">
            <text:p>"angkas",</text:p>
          </table:table-cell>
        </table:table-row>
        <table:table-row table:style-name="ro1">
          <table:table-cell/>
          <table:table-cell office:value-type="string" calcext:value-type="string">
            <text:p>backrid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4];[.F24];[.B24];[.F24];[.G24])" office:value-type="string" office:string-value="&quot;backriding&quot;," calcext:value-type="string">
            <text:p>"backriding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4]" office:value-type="string" office:string-value="&quot;backriding&quot;," calcext:value-type="string">
            <text:p>"backriding",</text:p>
          </table:table-cell>
        </table:table-row>
        <table:table-row table:style-name="ro1">
          <table:table-cell/>
          <table:table-cell office:value-type="string" calcext:value-type="string">
            <text:p>bitcoi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5];[.F25];[.B25];[.F25];[.G25])" office:value-type="string" office:string-value="&quot;bitcoin&quot;," calcext:value-type="string">
            <text:p>"bitcoin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5]" office:value-type="string" office:string-value="&quot;bitcoin&quot;," calcext:value-type="string">
            <text:p>"bitcoin",</text:p>
          </table:table-cell>
        </table:table-row>
        <table:table-row table:style-name="ro1"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6];[.F26];[.B26];[.F26];[.G26])" office:value-type="string" office:string-value="&quot;crypto&quot;," calcext:value-type="string">
            <text:p>"crypto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6]" office:value-type="string" office:string-value="&quot;crypto&quot;," calcext:value-type="string">
            <text:p>"crypto",</text:p>
          </table:table-cell>
        </table:table-row>
        <table:table-row table:style-name="ro1">
          <table:table-cell/>
          <table:table-cell office:value-type="string" calcext:value-type="string">
            <text:p>crypto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7];[.F27];[.B27];[.F27];[.G27])" office:value-type="string" office:string-value="&quot;cryptocurrencies&quot;," calcext:value-type="string">
            <text:p>"cryptocurrenci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7]" office:value-type="string" office:string-value="&quot;cryptocurrencies&quot;," calcext:value-type="string">
            <text:p>"cryptocurrencies",</text:p>
          </table:table-cell>
        </table:table-row>
        <table:table-row table:style-name="ro1">
          <table:table-cell/>
          <table:table-cell office:value-type="string" calcext:value-type="string">
            <text:p>crypto-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8];[.F28];[.B28];[.F28];[.G28])" office:value-type="string" office:string-value="&quot;crypto-currencies&quot;," calcext:value-type="string">
            <text:p>"crypto-currenci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8]" office:value-type="string" office:string-value="&quot;crypto-currencies&quot;," calcext:value-type="string">
            <text:p>"crypto-currencies",</text:p>
          </table:table-cell>
        </table:table-row>
        <table:table-row table:style-name="ro1">
          <table:table-cell/>
          <table:table-cell office:value-type="string" calcext:value-type="string">
            <text:p>asia development bank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9];[.F29];[.B29];[.F29];[.G29])" office:value-type="string" office:string-value="&quot;asia development bank&quot;," calcext:value-type="string">
            <text:p>"asia development bank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9]" office:value-type="string" office:string-value="&quot;asia development bank&quot;," calcext:value-type="string">
            <text:p>"asia development bank",</text:p>
          </table:table-cell>
        </table:table-row>
        <table:table-row table:style-name="ro1">
          <table:table-cell/>
          <table:table-cell office:value-type="string" calcext:value-type="string">
            <text:p>pse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0];[.F30];[.B30];[.F30];[.G30])" office:value-type="string" office:string-value="&quot;psei&quot;," calcext:value-type="string">
            <text:p>"psei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30]" office:value-type="string" office:string-value="&quot;psei&quot;," calcext:value-type="string">
            <text:p>"psei",</text:p>
          </table:table-cell>
        </table:table-row>
        <table:table-row table:style-name="ro1">
          <table:table-cell/>
          <table:table-cell office:value-type="string" calcext:value-type="string">
            <text:p>bu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1];[.F31];[.B31];[.F31];[.G31])" office:value-type="string" office:string-value="&quot;buses&quot;," calcext:value-type="string">
            <text:p>"buses",</text:p>
          </table:table-cell>
          <table:table-cell table:number-columns-repeated="7"/>
          <table:table-cell table:style-name="ce9" table:formula="of:=[.H31]" office:value-type="string" office:string-value="&quot;buses&quot;," calcext:value-type="string">
            <text:p>"buses",</text:p>
          </table:table-cell>
        </table:table-row>
        <table:table-row table:style-name="ro1">
          <table:table-cell/>
          <table:table-cell office:value-type="string" calcext:value-type="string">
            <text:p>employ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2];[.F32];[.B32];[.F32];[.G32])" office:value-type="string" office:string-value="&quot;employment&quot;," calcext:value-type="string">
            <text:p>"employment",</text:p>
          </table:table-cell>
          <table:table-cell table:number-columns-repeated="7"/>
          <table:table-cell table:style-name="ce9" table:formula="of:=[.H32]" office:value-type="string" office:string-value="&quot;employment&quot;," calcext:value-type="string">
            <text:p>"employment",</text:p>
          </table:table-cell>
        </table:table-row>
        <table:table-row table:style-name="ro1">
          <table:table-cell/>
          <table:table-cell office:value-type="string" calcext:value-type="string">
            <text:p>build-build-buil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3];[.F33];[.B33];[.F33];[.G33])" office:value-type="string" office:string-value="&quot;build-build-build&quot;," calcext:value-type="string">
            <text:p>"build-build-build",</text:p>
          </table:table-cell>
          <table:table-cell table:number-columns-repeated="7"/>
          <table:table-cell table:style-name="ce9" table:formula="of:=[.H33]" office:value-type="string" office:string-value="&quot;build-build-build&quot;," calcext:value-type="string">
            <text:p>"build-build-build",</text:p>
          </table:table-cell>
        </table:table-row>
        <table:table-row table:style-name="ro1">
          <table:table-cell/>
          <table:table-cell office:value-type="string" calcext:value-type="string">
            <text:p>investmen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34];[.F34];[.B34];[.F34];[.G34])" office:value-type="string" office:string-value="&quot;investments&quot;]" calcext:value-type="string">
            <text:p>"investments"]</text:p>
          </table:table-cell>
          <table:table-cell table:number-columns-repeated="7"/>
          <table:table-cell table:style-name="ce9" table:formula="of:=[.H34]" office:value-type="string" office:string-value="&quot;investments&quot;]" calcext:value-type="string">
            <text:p>"investments"]</text:p>
          </table:table-cell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hinathreat_taglist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6];[.F36];[.B36];[.F36];[.G36])" office:value-type="string" office:string-value="[&quot;south china sea&quot;," calcext:value-type="string">
            <text:p>["south china sea",</text:p>
          </table:table-cell>
          <table:table-cell table:number-columns-repeated="4"/>
          <table:table-cell table:formula="of:=[.A36]" office:value-type="string" office:string-value="chinathreat_taglist" calcext:value-type="string">
            <text:p>chinathreat_taglist</text:p>
          </table:table-cell>
          <table:table-cell office:value-type="string" calcext:value-type="string">
            <text:p>=</text:p>
          </table:table-cell>
          <table:table-cell table:style-name="ce9" table:formula="of:=[.H36]" office:value-type="string" office:string-value="[&quot;south china sea&quot;," calcext:value-type="string">
            <text:p>["south china sea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west philippine s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7];[.F37];[.B37];[.F37];[.G37])" office:value-type="string" office:string-value="&quot;west philippine sea&quot;," calcext:value-type="string">
            <text:p>"west philippine sea",</text:p>
          </table:table-cell>
          <table:table-cell table:number-columns-repeated="6"/>
          <table:table-cell table:style-name="ce9"/>
          <table:table-cell table:style-name="ce9" table:formula="of:=[.H37]" office:value-type="string" office:string-value="&quot;west philippine sea&quot;," calcext:value-type="string">
            <text:p>"west philippine sea",</text:p>
          </table:table-cell>
        </table:table-row>
        <table:table-row table:style-name="ro1">
          <table:table-cell/>
          <table:table-cell office:value-type="string" calcext:value-type="string">
            <text:p>liu jianch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8];[.F38];[.B38];[.F38];[.G38])" office:value-type="string" office:string-value="&quot;liu jianchao&quot;," calcext:value-type="string">
            <text:p>"liu jianchao",</text:p>
          </table:table-cell>
          <table:table-cell table:number-columns-repeated="7"/>
          <table:table-cell table:style-name="ce9" table:formula="of:=[.H38]" office:value-type="string" office:string-value="&quot;liu jianchao&quot;," calcext:value-type="string">
            <text:p>"liu jianchao",</text:p>
          </table:table-cell>
        </table:table-row>
        <table:table-row table:style-name="ro1">
          <table:table-cell/>
          <table:table-cell office:value-type="string" calcext:value-type="string">
            <text:p>chinese ambassad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9];[.F39];[.B39];[.F39];[.G39])" office:value-type="string" office:string-value="&quot;chinese ambassador&quot;," calcext:value-type="string">
            <text:p>"chinese ambassador",</text:p>
          </table:table-cell>
          <table:table-cell table:number-columns-repeated="7"/>
          <table:table-cell table:style-name="ce9" table:formula="of:=[.H39]" office:value-type="string" office:string-value="&quot;chinese ambassador&quot;," calcext:value-type="string">
            <text:p>"chinese ambassador",</text:p>
          </table:table-cell>
        </table:table-row>
        <table:table-row table:style-name="ro1">
          <table:table-cell/>
          <table:table-cell office:value-type="string" calcext:value-type="string">
            <text:p>xi xingp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0];[.F40];[.B40];[.F40];[.G40])" office:value-type="string" office:string-value="&quot;xi xingping&quot;," calcext:value-type="string">
            <text:p>"xi xingping",</text:p>
          </table:table-cell>
          <table:table-cell table:number-columns-repeated="7"/>
          <table:table-cell table:style-name="ce9" table:formula="of:=[.H40]" office:value-type="string" office:string-value="&quot;xi xingping&quot;," calcext:value-type="string">
            <text:p>"xi xingping",</text:p>
          </table:table-cell>
        </table:table-row>
        <table:table-row table:style-name="ro1">
          <table:table-cell/>
          <table:table-cell office:value-type="string" calcext:value-type="string">
            <text:p>spratly island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1];[.F41];[.B41];[.F41];[.G41])" office:value-type="string" office:string-value="&quot;spratly islands&quot;," calcext:value-type="string">
            <text:p>"spratly islands",</text:p>
          </table:table-cell>
          <table:table-cell table:number-columns-repeated="7"/>
          <table:table-cell table:style-name="ce9" table:formula="of:=[.H41]" office:value-type="string" office:string-value="&quot;spratly islands&quot;," calcext:value-type="string">
            <text:p>"spratly islands",</text:p>
          </table:table-cell>
        </table:table-row>
        <table:table-row table:style-name="ro1">
          <table:table-cell/>
          <table:table-cell office:value-type="string" calcext:value-type="string">
            <text:p>freedom of navig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2];[.F42];[.B42];[.F42];[.G42])" office:value-type="string" office:string-value="&quot;freedom of navigation&quot;," calcext:value-type="string">
            <text:p>"freedom of navigation",</text:p>
          </table:table-cell>
          <table:table-cell table:number-columns-repeated="7"/>
          <table:table-cell table:style-name="ce9" table:formula="of:=[.H42]" office:value-type="string" office:string-value="&quot;freedom of navigation&quot;," calcext:value-type="string">
            <text:p>"freedom of navigation",</text:p>
          </table:table-cell>
        </table:table-row>
        <table:table-row table:style-name="ro1">
          <table:table-cell/>
          <table:table-cell office:value-type="string" calcext:value-type="string">
            <text:p>pla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3];[.F43];[.B43];[.F43];[.G43])" office:value-type="string" office:string-value="&quot;pla navy&quot;," calcext:value-type="string">
            <text:p>"pla navy",</text:p>
          </table:table-cell>
          <table:table-cell table:number-columns-repeated="7"/>
          <table:table-cell table:style-name="ce9" table:formula="of:=[.H43]" office:value-type="string" office:string-value="&quot;pla navy&quot;," calcext:value-type="string">
            <text:p>"pla navy",</text:p>
          </table:table-cell>
        </table:table-row>
        <table:table-row table:style-name="ro1">
          <table:table-cell/>
          <table:table-cell office:value-type="string" calcext:value-type="string">
            <text:p>vf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4];[.F44];[.B44];[.F44];[.G44])" office:value-type="string" office:string-value="&quot;vfa&quot;," calcext:value-type="string">
            <text:p>"vfa",</text:p>
          </table:table-cell>
          <table:table-cell table:number-columns-repeated="7"/>
          <table:table-cell table:style-name="ce9" table:formula="of:=[.H44]" office:value-type="string" office:string-value="&quot;vfa&quot;," calcext:value-type="string">
            <text:p>"vfa",</text:p>
          </table:table-cell>
        </table:table-row>
        <table:table-row table:style-name="ro1">
          <table:table-cell/>
          <table:table-cell office:value-type="string" calcext:value-type="string">
            <text:p>scarborough sho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5];[.F45];[.B45];[.F45];[.G45])" office:value-type="string" office:string-value="&quot;scarborough shoal&quot;," calcext:value-type="string">
            <text:p>"scarborough shoal",</text:p>
          </table:table-cell>
          <table:table-cell table:number-columns-repeated="7"/>
          <table:table-cell table:style-name="ce9" table:formula="of:=[.H45]" office:value-type="string" office:string-value="&quot;scarborough shoal&quot;," calcext:value-type="string">
            <text:p>"scarborough shoal",</text:p>
          </table:table-cell>
        </table:table-row>
        <table:table-row table:style-name="ro1">
          <table:table-cell/>
          <table:table-cell office:value-type="string" calcext:value-type="string">
            <text:p>mischief ree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6];[.F46];[.B46];[.F46];[.G46])" office:value-type="string" office:string-value="&quot;mischief reef&quot;," calcext:value-type="string">
            <text:p>"mischief reef",</text:p>
          </table:table-cell>
          <table:table-cell table:number-columns-repeated="7"/>
          <table:table-cell table:style-name="ce9" table:formula="of:=[.H46]" office:value-type="string" office:string-value="&quot;mischief reef&quot;," calcext:value-type="string">
            <text:p>"mischief reef",</text:p>
          </table:table-cell>
        </table:table-row>
        <table:table-row table:style-name="ro1">
          <table:table-cell/>
          <table:table-cell office:value-type="string" calcext:value-type="string">
            <text:p>pla milit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7];[.F47];[.B47];[.F47];[.G47])" office:value-type="string" office:string-value="&quot;pla militia&quot;," calcext:value-type="string">
            <text:p>"pla militia",</text:p>
          </table:table-cell>
          <table:table-cell table:number-columns-repeated="7"/>
          <table:table-cell table:style-name="ce9" table:formula="of:=[.H47]" office:value-type="string" office:string-value="&quot;pla militia&quot;," calcext:value-type="string">
            <text:p>"pla militia",</text:p>
          </table:table-cell>
        </table:table-row>
        <table:table-row table:style-name="ro1">
          <table:table-cell/>
          <table:table-cell office:value-type="string" calcext:value-type="string">
            <text:p>air defense identification zo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8];[.F48];[.B48];[.F48];[.G48])" office:value-type="string" office:string-value="&quot;air defense identification zone&quot;," calcext:value-type="string">
            <text:p>"air defense identification zone",</text:p>
          </table:table-cell>
          <table:table-cell table:number-columns-repeated="7"/>
          <table:table-cell table:style-name="ce9" table:formula="of:=[.H48]" office:value-type="string" office:string-value="&quot;air defense identification zone&quot;," calcext:value-type="string">
            <text:p>"air defense identification zone",</text:p>
          </table:table-cell>
        </table:table-row>
        <table:table-row table:style-name="ro1">
          <table:table-cell/>
          <table:table-cell office:value-type="string" calcext:value-type="string">
            <text:p>adiz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9];[.F49];[.B49];[.F49];[.G49])" office:value-type="string" office:string-value="&quot;adiz&quot;," calcext:value-type="string">
            <text:p>"adiz",</text:p>
          </table:table-cell>
          <table:table-cell table:number-columns-repeated="7"/>
          <table:table-cell table:style-name="ce9" table:formula="of:=[.H49]" office:value-type="string" office:string-value="&quot;adiz&quot;," calcext:value-type="string">
            <text:p>"adiz",</text:p>
          </table:table-cell>
        </table:table-row>
        <table:table-row table:style-name="ro1">
          <table:table-cell/>
          <table:table-cell office:value-type="string" calcext:value-type="string">
            <text:p>visiting forces agree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0];[.F50];[.B50];[.F50];[.G50])" office:value-type="string" office:string-value="&quot;visiting forces agreement&quot;," calcext:value-type="string">
            <text:p>"visiting forces agreement",</text:p>
          </table:table-cell>
          <table:table-cell table:number-columns-repeated="7"/>
          <table:table-cell table:style-name="ce9" table:formula="of:=[.H50]" office:value-type="string" office:string-value="&quot;visiting forces agreement&quot;," calcext:value-type="string">
            <text:p>"visiting forces agreement",</text:p>
          </table:table-cell>
        </table:table-row>
        <table:table-row table:style-name="ro1">
          <table:table-cell/>
          <table:table-cell office:value-type="string" calcext:value-type="string">
            <text:p>philippine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1];[.F51];[.B51];[.F51];[.G51])" office:value-type="string" office:string-value="&quot;philippine navy&quot;," calcext:value-type="string">
            <text:p>"philippine navy",</text:p>
          </table:table-cell>
          <table:table-cell table:number-columns-repeated="7"/>
          <table:table-cell table:style-name="ce9" table:formula="of:=[.H51]" office:value-type="string" office:string-value="&quot;philippine navy&quot;," calcext:value-type="string">
            <text:p>"philippine navy",</text:p>
          </table:table-cell>
        </table:table-row>
        <table:table-row table:style-name="ro1">
          <table:table-cell/>
          <table:table-cell office:value-type="string" calcext:value-type="string">
            <text:p>br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2];[.F52];[.B52];[.F52];[.G52])" office:value-type="string" office:string-value="&quot;brp&quot;," calcext:value-type="string">
            <text:p>"brp",</text:p>
          </table:table-cell>
          <table:table-cell table:number-columns-repeated="7"/>
          <table:table-cell table:style-name="ce9" table:formula="of:=[.H52]" office:value-type="string" office:string-value="&quot;brp&quot;," calcext:value-type="string">
            <text:p>"brp",</text:p>
          </table:table-cell>
        </table:table-row>
        <table:table-row table:style-name="ro1">
          <table:table-cell/>
          <table:table-cell office:value-type="string" calcext:value-type="string">
            <text:p>us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3];[.F53];[.B53];[.F53];[.G53])" office:value-type="string" office:string-value="&quot;us navy&quot;," calcext:value-type="string">
            <text:p>"us navy",</text:p>
          </table:table-cell>
          <table:table-cell table:number-columns-repeated="7"/>
          <table:table-cell table:style-name="ce9" table:formula="of:=[.H53]" office:value-type="string" office:string-value="&quot;us navy&quot;," calcext:value-type="string">
            <text:p>"us navy",</text:p>
          </table:table-cell>
        </table:table-row>
        <table:table-row table:style-name="ro1">
          <table:table-cell/>
          <table:table-cell office:value-type="string" calcext:value-type="string">
            <text:p>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54];[.F54];[.B54];[.F54];[.G54])" office:value-type="string" office:string-value="&quot;navy&quot;]" calcext:value-type="string">
            <text:p>"navy"]</text:p>
          </table:table-cell>
          <table:table-cell table:number-columns-repeated="7"/>
          <table:table-cell table:style-name="ce9" table:formula="of:=[.H54]" office:value-type="string" office:string-value="&quot;navy&quot;]" calcext:value-type="string">
            <text:p>"navy"]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table:style-name="ce9" table:number-columns-repeated="2"/>
        </table:table-row>
        <table:table-row table:style-name="ro1">
          <table:table-cell office:value-type="string" calcext:value-type="string">
            <text:p>insurgency_taglist</text:p>
          </table:table-cell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7];[.F57];[.B57];[.F57];[.G57])" office:value-type="string" office:string-value="[&quot;anti-terror&quot;," calcext:value-type="string">
            <text:p>["anti-terror",</text:p>
          </table:table-cell>
          <table:table-cell table:number-columns-repeated="4"/>
          <table:table-cell table:formula="of:=[.A57]" office:value-type="string" office:string-value="insurgency_taglist" calcext:value-type="string">
            <text:p>insurgency_taglist</text:p>
          </table:table-cell>
          <table:table-cell office:value-type="string" calcext:value-type="string">
            <text:p>=</text:p>
          </table:table-cell>
          <table:table-cell table:style-name="ce9" table:formula="of:=[.H57]" office:value-type="string" office:string-value="[&quot;anti-terror&quot;," calcext:value-type="string">
            <text:p>["anti-terror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nti-terror l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8];[.F58];[.B58];[.F58];[.G58])" office:value-type="string" office:string-value="&quot;anti-terror law&quot;," calcext:value-type="string">
            <text:p>"anti-terror law",</text:p>
          </table:table-cell>
          <table:table-cell table:number-columns-repeated="7"/>
          <table:table-cell table:style-name="ce9" table:formula="of:=[.H58]" office:value-type="string" office:string-value="&quot;anti-terror law&quot;," calcext:value-type="string">
            <text:p>"anti-terror law",</text:p>
          </table:table-cell>
        </table:table-row>
        <table:table-row table:style-name="ro1">
          <table:table-cell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9];[.F59];[.B59];[.F59];[.G59])" office:value-type="string" office:string-value="&quot;abu sayyaf&quot;," calcext:value-type="string">
            <text:p>"abu sayyaf",</text:p>
          </table:table-cell>
          <table:table-cell table:number-columns-repeated="7"/>
          <table:table-cell table:style-name="ce9" table:formula="of:=[.H59]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/>
          <table:table-cell office:value-type="string" calcext:value-type="string">
            <text:p>bif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0];[.F60];[.B60];[.F60];[.G60])" office:value-type="string" office:string-value="&quot;biff&quot;," calcext:value-type="string">
            <text:p>"biff",</text:p>
          </table:table-cell>
          <table:table-cell table:number-columns-repeated="7"/>
          <table:table-cell table:style-name="ce9" table:formula="of:=[.H60]" office:value-type="string" office:string-value="&quot;biff&quot;," calcext:value-type="string">
            <text:p>"biff",</text:p>
          </table:table-cell>
        </table:table-row>
        <table:table-row table:style-name="ro1">
          <table:table-cell/>
          <table:table-cell office:value-type="string" calcext:value-type="string">
            <text:p>bangsamoro islamic freedom fighter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1];[.F61];[.B61];[.F61];[.G61])" office:value-type="string" office:string-value="&quot;bangsamoro islamic freedom fighters&quot;," calcext:value-type="string">
            <text:p>"bangsamoro islamic freedom fighters",</text:p>
          </table:table-cell>
          <table:table-cell table:number-columns-repeated="7"/>
          <table:table-cell table:style-name="ce9" table:formula="of:=[.H61]" office:value-type="string" office:string-value="&quot;bangsamoro islamic freedom fighters&quot;," calcext:value-type="string">
            <text:p>"bangsamoro islamic freedom fighters",</text:p>
          </table:table-cell>
        </table:table-row>
        <table:table-row table:style-name="ro1">
          <table:table-cell/>
          <table:table-cell office:value-type="string" calcext:value-type="string">
            <text:p>np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2];[.F62];[.B62];[.F62];[.G62])" office:value-type="string" office:string-value="&quot;npa&quot;," calcext:value-type="string">
            <text:p>"npa",</text:p>
          </table:table-cell>
          <table:table-cell table:number-columns-repeated="7"/>
          <table:table-cell table:style-name="ce9" table:formula="of:=[.H62]" office:value-type="string" office:string-value="&quot;npa&quot;," calcext:value-type="string">
            <text:p>"npa",</text:p>
          </table:table-cell>
        </table:table-row>
        <table:table-row table:style-name="ro1">
          <table:table-cell/>
          <table:table-cell office:value-type="string" calcext:value-type="string">
            <text:p>new people's arm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3];[.F63];[.B63];[.F63];[.G63])" office:value-type="string" office:string-value="&quot;new people's army&quot;," calcext:value-type="string">
            <text:p>"new people's army",</text:p>
          </table:table-cell>
          <table:table-cell table:number-columns-repeated="7"/>
          <table:table-cell table:style-name="ce9" table:formula="of:=[.H63]" office:value-type="string" office:string-value="&quot;new people's army&quot;," calcext:value-type="string">
            <text:p>"new people's army",</text:p>
          </table:table-cell>
        </table:table-row>
        <table:table-row table:style-name="ro1">
          <table:table-cell/>
          <table:table-cell office:value-type="string" calcext:value-type="string">
            <text:p>mi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4];[.F64];[.B64];[.F64];[.G64])" office:value-type="string" office:string-value="&quot;milf&quot;," calcext:value-type="string">
            <text:p>"milf",</text:p>
          </table:table-cell>
          <table:table-cell table:number-columns-repeated="7"/>
          <table:table-cell table:style-name="ce9" table:formula="of:=[.H64]" office:value-type="string" office:string-value="&quot;milf&quot;," calcext:value-type="string">
            <text:p>"milf",</text:p>
          </table:table-cell>
        </table:table-row>
        <table:table-row table:style-name="ro1">
          <table:table-cell/>
          <table:table-cell office:value-type="string" calcext:value-type="string">
            <text:p>moro islamic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5];[.F65];[.B65];[.F65];[.G65])" office:value-type="string" office:string-value="&quot;moro islamic liberation front&quot;," calcext:value-type="string">
            <text:p>"moro islamic liberation front",</text:p>
          </table:table-cell>
          <table:table-cell table:number-columns-repeated="7"/>
          <table:table-cell table:style-name="ce9" table:formula="of:=[.H65]" office:value-type="string" office:string-value="&quot;moro islamic liberation front&quot;," calcext:value-type="string">
            <text:p>"moro islamic liberation front",</text:p>
          </table:table-cell>
        </table:table-row>
        <table:table-row table:style-name="ro1">
          <table:table-cell/>
          <table:table-cell office:value-type="string" calcext:value-type="string">
            <text:p>mn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6];[.F66];[.B66];[.F66];[.G66])" office:value-type="string" office:string-value="&quot;mnlf&quot;," calcext:value-type="string">
            <text:p>"mnlf",</text:p>
          </table:table-cell>
          <table:table-cell table:number-columns-repeated="7"/>
          <table:table-cell table:style-name="ce9" table:formula="of:=[.H66]" office:value-type="string" office:string-value="&quot;mnlf&quot;," calcext:value-type="string">
            <text:p>"mnlf",</text:p>
          </table:table-cell>
        </table:table-row>
        <table:table-row table:style-name="ro1">
          <table:table-cell/>
          <table:table-cell office:value-type="string" calcext:value-type="string">
            <text:p>moro national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7];[.F67];[.B67];[.F67];[.G67])" office:value-type="string" office:string-value="&quot;moro national liberation front&quot;," calcext:value-type="string">
            <text:p>"moro national liberation front",</text:p>
          </table:table-cell>
          <table:table-cell table:number-columns-repeated="7"/>
          <table:table-cell table:style-name="ce9" table:formula="of:=[.H67]" office:value-type="string" office:string-value="&quot;moro national liberation front&quot;," calcext:value-type="string">
            <text:p>"moro national liberation front",</text:p>
          </table:table-cell>
        </table:table-row>
        <table:table-row table:style-name="ro1">
          <table:table-cell/>
          <table:table-cell office:value-type="string" calcext:value-type="string">
            <text:p>islamic st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8];[.F68];[.B68];[.F68];[.G68])" office:value-type="string" office:string-value="&quot;islamic state&quot;," calcext:value-type="string">
            <text:p>"islamic state",</text:p>
          </table:table-cell>
          <table:table-cell table:number-columns-repeated="7"/>
          <table:table-cell table:style-name="ce9" table:formula="of:=[.H68]" office:value-type="string" office:string-value="&quot;islamic state&quot;," calcext:value-type="string">
            <text:p>"islamic state",</text:p>
          </table:table-cell>
        </table:table-row>
        <table:table-row table:style-name="ro1">
          <table:table-cell/>
          <table:table-cell office:value-type="string" calcext:value-type="string">
            <text:p>sis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9];[.F69];[.B69];[.F69];[.G69])" office:value-type="string" office:string-value="&quot;sison&quot;," calcext:value-type="string">
            <text:p>"sison",</text:p>
          </table:table-cell>
          <table:table-cell table:number-columns-repeated="7"/>
          <table:table-cell table:style-name="ce9" table:formula="of:=[.H69]" office:value-type="string" office:string-value="&quot;sison&quot;," calcext:value-type="string">
            <text:p>"sison",</text:p>
          </table:table-cell>
        </table:table-row>
        <table:table-row table:style-name="ro1">
          <table:table-cell/>
          <table:table-cell office:value-type="string" calcext:value-type="string">
            <text:p>maraw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0];[.F70];[.B70];[.F70];[.G70])" office:value-type="string" office:string-value="&quot;marawi&quot;," calcext:value-type="string">
            <text:p>"marawi",</text:p>
          </table:table-cell>
          <table:table-cell table:number-columns-repeated="7"/>
          <table:table-cell table:style-name="ce9" table:formula="of:=[.H70]" office:value-type="string" office:string-value="&quot;marawi&quot;," calcext:value-type="string">
            <text:p>"marawi",</text:p>
          </table:table-cell>
        </table:table-row>
        <table:table-row table:style-name="ro1">
          <table:table-cell/>
          <table:table-cell office:value-type="string" calcext:value-type="string">
            <text:p>mamasap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71];[.F71];[.B71];[.F71];[.G71])" office:value-type="string" office:string-value="&quot;mamasapano&quot;]" calcext:value-type="string">
            <text:p>"mamasapano"]</text:p>
          </table:table-cell>
          <table:table-cell table:number-columns-repeated="7"/>
          <table:table-cell table:style-name="ce9" table:formula="of:=[.H71]" office:value-type="string" office:string-value="&quot;mamasapano&quot;]" calcext:value-type="string">
            <text:p>"mamasapan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ulitika_taglist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4];[.F74];[.B74];[.F74];[.G74])" office:value-type="string" office:string-value="[&quot;lopez&quot;," calcext:value-type="string">
            <text:p>["lopez",</text:p>
          </table:table-cell>
          <table:table-cell table:number-columns-repeated="4"/>
          <table:table-cell table:formula="of:=[.A74]" office:value-type="string" office:string-value="pulitika_taglist" calcext:value-type="string">
            <text:p>pulitika_taglist</text:p>
          </table:table-cell>
          <table:table-cell office:value-type="string" calcext:value-type="string">
            <text:p>=</text:p>
          </table:table-cell>
          <table:table-cell table:style-name="ce9" table:formula="of:=[.H74]" office:value-type="string" office:string-value="[&quot;lopez&quot;," calcext:value-type="string">
            <text:p>["lopez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upreme cour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5];[.F75];[.B75];[.F75];[.G75])" office:value-type="string" office:string-value="&quot;supreme court&quot;," calcext:value-type="string">
            <text:p>"supreme court",</text:p>
          </table:table-cell>
          <table:table-cell table:number-columns-repeated="6"/>
          <table:table-cell table:style-name="ce9"/>
          <table:table-cell table:style-name="ce9" table:formula="of:=[.H75]" office:value-type="string" office:string-value="&quot;supreme court&quot;," calcext:value-type="string">
            <text:p>"supreme court",</text:p>
          </table:table-cell>
        </table:table-row>
        <table:table-row table:style-name="ro1">
          <table:table-cell/>
          <table:table-cell office:value-type="string" calcext:value-type="string">
            <text:p>serre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6];[.F76];[.B76];[.F76];[.G76])" office:value-type="string" office:string-value="&quot;serreno&quot;," calcext:value-type="string">
            <text:p>"serreno",</text:p>
          </table:table-cell>
          <table:table-cell table:number-columns-repeated="7"/>
          <table:table-cell table:style-name="ce9" table:formula="of:=[.H76]" office:value-type="string" office:string-value="&quot;serreno&quot;," calcext:value-type="string">
            <text:p>"serreno",</text:p>
          </table:table-cell>
        </table:table-row>
        <table:table-row table:style-name="ro1">
          <table:table-cell/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7];[.F77];[.B77];[.F77];[.G77])" office:value-type="string" office:string-value="&quot;duterte&quot;," calcext:value-type="string">
            <text:p>"duterte",</text:p>
          </table:table-cell>
          <table:table-cell table:number-columns-repeated="7"/>
          <table:table-cell table:style-name="ce9" table:formula="of:=[.H77]" office:value-type="string" office:string-value="&quot;duterte&quot;," calcext:value-type="string">
            <text:p>"duterte",</text:p>
          </table:table-cell>
        </table:table-row>
        <table:table-row table:style-name="ro1">
          <table:table-cell/>
          <table:table-cell office:value-type="string" calcext:value-type="string">
            <text:p>abs-cb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8];[.F78];[.B78];[.F78];[.G78])" office:value-type="string" office:string-value="&quot;abs-cbn&quot;," calcext:value-type="string">
            <text:p>"abs-cbn",</text:p>
          </table:table-cell>
          <table:table-cell table:number-columns-repeated="7"/>
          <table:table-cell table:style-name="ce9" table:formula="of:=[.H78]" office:value-type="string" office:string-value="&quot;abs-cbn&quot;," calcext:value-type="string">
            <text:p>"abs-cbn",</text:p>
          </table:table-cell>
        </table:table-row>
        <table:table-row table:style-name="ro1">
          <table:table-cell/>
          <table:table-cell office:value-type="string" calcext:value-type="string">
            <text:p>hous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9];[.F79];[.B79];[.F79];[.G79])" office:value-type="string" office:string-value="&quot;house votes&quot;," calcext:value-type="string">
            <text:p>"house votes",</text:p>
          </table:table-cell>
          <table:table-cell table:number-columns-repeated="7"/>
          <table:table-cell table:style-name="ce9" table:formula="of:=[.H79]" office:value-type="string" office:string-value="&quot;house votes&quot;," calcext:value-type="string">
            <text:p>"house votes",</text:p>
          </table:table-cell>
        </table:table-row>
        <table:table-row table:style-name="ro1">
          <table:table-cell/>
          <table:table-cell office:value-type="string" calcext:value-type="string">
            <text:p>senat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0];[.F80];[.B80];[.F80];[.G80])" office:value-type="string" office:string-value="&quot;senate votes&quot;," calcext:value-type="string">
            <text:p>"senate votes",</text:p>
          </table:table-cell>
          <table:table-cell table:number-columns-repeated="7"/>
          <table:table-cell table:style-name="ce9" table:formula="of:=[.H80]" office:value-type="string" office:string-value="&quot;senate votes&quot;," calcext:value-type="string">
            <text:p>"senate votes",</text:p>
          </table:table-cell>
        </table:table-row>
        <table:table-row table:style-name="ro1">
          <table:table-cell/>
          <table:table-cell office:value-type="string" calcext:value-type="string">
            <text:p>opposi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81];[.F81];[.B81];[.F81];[.G81])" office:value-type="string" office:string-value="&quot;opposition&quot;]" calcext:value-type="string">
            <text:p>"opposition"]</text:p>
          </table:table-cell>
          <table:table-cell table:number-columns-repeated="7"/>
          <table:table-cell table:style-name="ce9" table:formula="of:=[.H81]" office:value-type="string" office:string-value="&quot;opposition&quot;]" calcext:value-type="string">
            <text:p>"opposition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rovince_taglist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4];[.F84];[.B84];[.F84];[.G84])" office:value-type="string" office:string-value="[&quot;palawan&quot;," calcext:value-type="string">
            <text:p>["palawan",</text:p>
          </table:table-cell>
          <table:table-cell table:number-columns-repeated="4"/>
          <table:table-cell table:formula="of:=[.A84]" office:value-type="string" office:string-value="province_taglist" calcext:value-type="string">
            <text:p>province_taglist</text:p>
          </table:table-cell>
          <table:table-cell office:value-type="string" calcext:value-type="string">
            <text:p>=</text:p>
          </table:table-cell>
          <table:table-cell table:style-name="ce9" table:formula="of:=[.H84]" office:value-type="string" office:string-value="[&quot;palawan&quot;," calcext:value-type="string">
            <text:p>["palawan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manob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5];[.F85];[.B85];[.F85];[.G85])" office:value-type="string" office:string-value="&quot;manobo&quot;," calcext:value-type="string">
            <text:p>"manobo",</text:p>
          </table:table-cell>
          <table:table-cell table:number-columns-repeated="6"/>
          <table:table-cell table:style-name="ce9"/>
          <table:table-cell table:style-name="ce9" table:formula="of:=[.H85]" office:value-type="string" office:string-value="&quot;manobo&quot;," calcext:value-type="string">
            <text:p>"manobo",</text:p>
          </table:table-cell>
        </table:table-row>
        <table:table-row table:style-name="ro1">
          <table:table-cell/>
          <table:table-cell office:value-type="string" calcext:value-type="string">
            <text:p>tuguegar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6];[.F86];[.B86];[.F86];[.G86])" office:value-type="string" office:string-value="&quot;tuguegarao&quot;," calcext:value-type="string">
            <text:p>"tuguegarao",</text:p>
          </table:table-cell>
          <table:table-cell table:number-columns-repeated="7"/>
          <table:table-cell table:style-name="ce9" table:formula="of:=[.H86]" office:value-type="string" office:string-value="&quot;tuguegarao&quot;," calcext:value-type="string">
            <text:p>"tuguegarao",</text:p>
          </table:table-cell>
        </table:table-row>
        <table:table-row table:style-name="ro1">
          <table:table-cell/>
          <table:table-cell office:value-type="string" calcext:value-type="string">
            <text:p>cagayan vall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7];[.F87];[.B87];[.F87];[.G87])" office:value-type="string" office:string-value="&quot;cagayan valley&quot;," calcext:value-type="string">
            <text:p>"cagayan valley",</text:p>
          </table:table-cell>
          <table:table-cell table:number-columns-repeated="7"/>
          <table:table-cell table:style-name="ce9" table:formula="of:=[.H87]" office:value-type="string" office:string-value="&quot;cagayan valley&quot;," calcext:value-type="string">
            <text:p>"cagayan valley",</text:p>
          </table:table-cell>
        </table:table-row>
        <table:table-row table:style-name="ro1">
          <table:table-cell/>
          <table:table-cell office:value-type="string" calcext:value-type="string">
            <text:p>igoro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8];[.F88];[.B88];[.F88];[.G88])" office:value-type="string" office:string-value="&quot;igorot&quot;," calcext:value-type="string">
            <text:p>"igorot",</text:p>
          </table:table-cell>
          <table:table-cell table:number-columns-repeated="7"/>
          <table:table-cell table:style-name="ce9" table:formula="of:=[.H88]" office:value-type="string" office:string-value="&quot;igorot&quot;," calcext:value-type="string">
            <text:p>"igorot",</text:p>
          </table:table-cell>
        </table:table-row>
        <table:table-row table:style-name="ro1">
          <table:table-cell/>
          <table:table-cell office:value-type="string" calcext:value-type="string">
            <text:p>luma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9];[.F89];[.B89];[.F89];[.G89])" office:value-type="string" office:string-value="&quot;lumad&quot;," calcext:value-type="string">
            <text:p>"lumad",</text:p>
          </table:table-cell>
          <table:table-cell table:number-columns-repeated="7"/>
          <table:table-cell table:style-name="ce9" table:formula="of:=[.H89]" office:value-type="string" office:string-value="&quot;lumad&quot;," calcext:value-type="string">
            <text:p>"lumad",</text:p>
          </table:table-cell>
        </table:table-row>
        <table:table-row table:style-name="ro1">
          <table:table-cell/>
          <table:table-cell office:value-type="string" calcext:value-type="string">
            <text:p>ipr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0];[.F90];[.B90];[.F90];[.G90])" office:value-type="string" office:string-value="&quot;ipra&quot;," calcext:value-type="string">
            <text:p>"ipra",</text:p>
          </table:table-cell>
          <table:table-cell table:number-columns-repeated="7"/>
          <table:table-cell table:style-name="ce9" table:formula="of:=[.H90]" office:value-type="string" office:string-value="&quot;ipra&quot;," calcext:value-type="string">
            <text:p>"ipra",</text:p>
          </table:table-cell>
        </table:table-row>
        <table:table-row table:style-name="ro1">
          <table:table-cell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1];[.F91];[.B91];[.F91];[.G91])" office:value-type="string" office:string-value="&quot;indigenous&quot;," calcext:value-type="string">
            <text:p>"indigenous",</text:p>
          </table:table-cell>
          <table:table-cell table:number-columns-repeated="7"/>
          <table:table-cell table:style-name="ce9" table:formula="of:=[.H91]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/>
          <table:table-cell office:value-type="string" calcext:value-type="string">
            <text:p>kankana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2];[.F92];[.B92];[.F92];[.G92])" office:value-type="string" office:string-value="&quot;kankanaey&quot;," calcext:value-type="string">
            <text:p>"kankanaey",</text:p>
          </table:table-cell>
          <table:table-cell table:number-columns-repeated="7"/>
          <table:table-cell table:style-name="ce9" table:formula="of:=[.H92]" office:value-type="string" office:string-value="&quot;kankanaey&quot;," calcext:value-type="string">
            <text:p>"kankanaey",</text:p>
          </table:table-cell>
        </table:table-row>
        <table:table-row table:style-name="ro1">
          <table:table-cell/>
          <table:table-cell office:value-type="string" calcext:value-type="string">
            <text:p>palaw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3];[.F93];[.B93];[.F93];[.G93])" office:value-type="string" office:string-value="&quot;palawano&quot;," calcext:value-type="string">
            <text:p>"palawano",</text:p>
          </table:table-cell>
          <table:table-cell table:number-columns-repeated="7"/>
          <table:table-cell table:style-name="ce9" table:formula="of:=[.H93]" office:value-type="string" office:string-value="&quot;palawano&quot;," calcext:value-type="string">
            <text:p>"palawano",</text:p>
          </table:table-cell>
        </table:table-row>
        <table:table-row table:style-name="ro1">
          <table:table-cell/>
          <table:table-cell office:value-type="string" calcext:value-type="string">
            <text:p>agutay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4];[.F94];[.B94];[.F94];[.G94])" office:value-type="string" office:string-value="&quot;agutaya&quot;," calcext:value-type="string">
            <text:p>"agutaya",</text:p>
          </table:table-cell>
          <table:table-cell table:number-columns-repeated="7"/>
          <table:table-cell table:style-name="ce9" table:formula="of:=[.H94]" office:value-type="string" office:string-value="&quot;agutaya&quot;," calcext:value-type="string">
            <text:p>"agutaya",</text:p>
          </table:table-cell>
        </table:table-row>
        <table:table-row table:style-name="ro1">
          <table:table-cell/>
          <table:table-cell office:value-type="string" calcext:value-type="string">
            <text:p>malaybala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5];[.F95];[.B95];[.F95];[.G95])" office:value-type="string" office:string-value="&quot;malaybalay&quot;," calcext:value-type="string">
            <text:p>"malaybalay",</text:p>
          </table:table-cell>
          <table:table-cell table:number-columns-repeated="7"/>
          <table:table-cell table:style-name="ce9" table:formula="of:=[.H95]" office:value-type="string" office:string-value="&quot;malaybalay&quot;," calcext:value-type="string">
            <text:p>"malaybalay",</text:p>
          </table:table-cell>
        </table:table-row>
        <table:table-row table:style-name="ro1">
          <table:table-cell/>
          <table:table-cell office:value-type="string" calcext:value-type="string">
            <text:p>bukid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6];[.F96];[.B96];[.F96];[.G96])" office:value-type="string" office:string-value="&quot;bukidnon&quot;," calcext:value-type="string">
            <text:p>"bukidnon",</text:p>
          </table:table-cell>
          <table:table-cell table:number-columns-repeated="7"/>
          <table:table-cell table:style-name="ce9" table:formula="of:=[.H96]" office:value-type="string" office:string-value="&quot;bukidnon&quot;," calcext:value-type="string">
            <text:p>"bukidnon",</text:p>
          </table:table-cell>
        </table:table-row>
        <table:table-row table:style-name="ro1">
          <table:table-cell/>
          <table:table-cell office:value-type="string" calcext:value-type="string">
            <text:p>higau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7];[.F97];[.B97];[.F97];[.G97])" office:value-type="string" office:string-value="&quot;higaunon&quot;," calcext:value-type="string">
            <text:p>"higaunon",</text:p>
          </table:table-cell>
          <table:table-cell table:number-columns-repeated="7"/>
          <table:table-cell table:style-name="ce9" table:formula="of:=[.H97]" office:value-type="string" office:string-value="&quot;higaunon&quot;," calcext:value-type="string">
            <text:p>"higaunon",</text:p>
          </table:table-cell>
        </table:table-row>
        <table:table-row table:style-name="ro1">
          <table:table-cell/>
          <table:table-cell office:value-type="string" calcext:value-type="string">
            <text:p>dav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98];[.F98];[.B98];[.F98];[.G98])" office:value-type="string" office:string-value="&quot;davao&quot;]" calcext:value-type="string">
            <text:p>"davao"]</text:p>
          </table:table-cell>
          <table:table-cell table:number-columns-repeated="7"/>
          <table:table-cell table:style-name="ce9" table:formula="of:=[.H98]" office:value-type="string" office:string-value="&quot;davao&quot;]" calcext:value-type="string">
            <text:p>"dava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cr_taglist</text:p>
          </table:table-cell>
          <table:table-cell office:value-type="string" calcext:value-type="string">
            <text:p>rizal provi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1];[.F101];[.B101];[.F101];[.G101])" office:value-type="string" office:string-value="[&quot;rizal province&quot;," calcext:value-type="string">
            <text:p>["rizal province",</text:p>
          </table:table-cell>
          <table:table-cell table:number-columns-repeated="4"/>
          <table:table-cell table:formula="of:=[.A101]" office:value-type="string" office:string-value="ncr_taglist" calcext:value-type="string">
            <text:p>ncr_taglist</text:p>
          </table:table-cell>
          <table:table-cell office:value-type="string" calcext:value-type="string">
            <text:p>=</text:p>
          </table:table-cell>
          <table:table-cell table:style-name="ce9" table:formula="of:=[.H101]" office:value-type="string" office:string-value="[&quot;rizal province&quot;," calcext:value-type="string">
            <text:p>["rizal province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ntip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2];[.F102];[.B102];[.F102];[.G102])" office:value-type="string" office:string-value="&quot;antipolo&quot;," calcext:value-type="string">
            <text:p>"antipolo",</text:p>
          </table:table-cell>
          <table:table-cell table:number-columns-repeated="6"/>
          <table:table-cell table:style-name="ce9"/>
          <table:table-cell table:style-name="ce9" table:formula="of:=[.H102]" office:value-type="string" office:string-value="&quot;antipolo&quot;," calcext:value-type="string">
            <text:p>"antipolo",</text:p>
          </table:table-cell>
        </table:table-row>
        <table:table-row table:style-name="ro1">
          <table:table-cell/>
          <table:table-cell office:value-type="string" calcext:value-type="string">
            <text:p>mandaluyo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3];[.F103];[.B103];[.F103];[.G103])" office:value-type="string" office:string-value="&quot;mandaluyong&quot;," calcext:value-type="string">
            <text:p>"mandaluyong",</text:p>
          </table:table-cell>
          <table:table-cell table:number-columns-repeated="7"/>
          <table:table-cell table:style-name="ce9" table:formula="of:=[.H103]" office:value-type="string" office:string-value="&quot;mandaluyong&quot;," calcext:value-type="string">
            <text:p>"mandaluyong",</text:p>
          </table:table-cell>
        </table:table-row>
        <table:table-row table:style-name="ro1">
          <table:table-cell/>
          <table:table-cell office:value-type="string" calcext:value-type="string">
            <text:p>caint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4];[.F104];[.B104];[.F104];[.G104])" office:value-type="string" office:string-value="&quot;cainta&quot;," calcext:value-type="string">
            <text:p>"cainta",</text:p>
          </table:table-cell>
          <table:table-cell table:number-columns-repeated="7"/>
          <table:table-cell table:style-name="ce9" table:formula="of:=[.H104]" office:value-type="string" office:string-value="&quot;cainta&quot;," calcext:value-type="string">
            <text:p>"cainta",</text:p>
          </table:table-cell>
        </table:table-row>
        <table:table-row table:style-name="ro1">
          <table:table-cell/>
          <table:table-cell office:value-type="string" calcext:value-type="string">
            <text:p>ed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5];[.F105];[.B105];[.F105];[.G105])" office:value-type="string" office:string-value="&quot;edsa&quot;," calcext:value-type="string">
            <text:p>"edsa",</text:p>
          </table:table-cell>
          <table:table-cell table:number-columns-repeated="7"/>
          <table:table-cell table:style-name="ce9" table:formula="of:=[.H105]" office:value-type="string" office:string-value="&quot;edsa&quot;," calcext:value-type="string">
            <text:p>"edsa",</text:p>
          </table:table-cell>
        </table:table-row>
        <table:table-row table:style-name="ro1">
          <table:table-cell/>
          <table:table-cell office:value-type="string" calcext:value-type="string">
            <text:p>tagui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6];[.F106];[.B106];[.F106];[.G106])" office:value-type="string" office:string-value="&quot;taguig&quot;," calcext:value-type="string">
            <text:p>"taguig",</text:p>
          </table:table-cell>
          <table:table-cell table:number-columns-repeated="7"/>
          <table:table-cell table:style-name="ce9" table:formula="of:=[.H106]" office:value-type="string" office:string-value="&quot;taguig&quot;," calcext:value-type="string">
            <text:p>"taguig",</text:p>
          </table:table-cell>
        </table:table-row>
        <table:table-row table:style-name="ro1">
          <table:table-cell/>
          <table:table-cell office:value-type="string" calcext:value-type="string">
            <text:p>quezon cit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07];[.F107];[.B107];[.F107];[.G107])" office:value-type="string" office:string-value="&quot;quezon city&quot;]" calcext:value-type="string">
            <text:p>"quezon city"]</text:p>
          </table:table-cell>
          <table:table-cell table:number-columns-repeated="7"/>
          <table:table-cell table:style-name="ce9" table:formula="of:=[.H107]" office:value-type="string" office:string-value="&quot;quezon city&quot;]" calcext:value-type="string">
            <text:p>"quezon cit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rgroup_taglist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0];[.F110];[.B110];[.F110];[.G110])" office:value-type="string" office:string-value="[&quot;catholic&quot;," calcext:value-type="string">
            <text:p>["catholic",</text:p>
          </table:table-cell>
          <table:table-cell table:number-columns-repeated="4"/>
          <table:table-cell table:formula="of:=[.A110]" office:value-type="string" office:string-value="chrgroup_taglist" calcext:value-type="string">
            <text:p>chrgroup_taglist</text:p>
          </table:table-cell>
          <table:table-cell office:value-type="string" calcext:value-type="string">
            <text:p>=</text:p>
          </table:table-cell>
          <table:table-cell table:style-name="ce9" table:formula="of:=[.H110]" office:value-type="string" office:string-value="[&quot;catholic&quot;," calcext:value-type="string">
            <text:p>["catholic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catholic bishop’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1];[.F111];[.B111];[.F111];[.G111])" office:value-type="string" office:string-value="&quot;catholic bishop’s conference of the philippines&quot;," calcext:value-type="string">
            <text:p>"catholic bishop’s conference of the philippines",</text:p>
          </table:table-cell>
          <table:table-cell table:number-columns-repeated="6"/>
          <table:table-cell table:style-name="ce9"/>
          <table:table-cell table:style-name="ce9" table:formula="of:=[.H111]" office:value-type="string" office:string-value="&quot;catholic bishop’s conference of the philippines&quot;," calcext:value-type="string">
            <text:p>"catholic bishop’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atholic bishop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2];[.F112];[.B112];[.F112];[.G112])" office:value-type="string" office:string-value="&quot;catholic bishops conference of the philippines&quot;," calcext:value-type="string">
            <text:p>"catholic bishops conference of the philippines",</text:p>
          </table:table-cell>
          <table:table-cell table:number-columns-repeated="7"/>
          <table:table-cell table:style-name="ce9" table:formula="of:=[.H112]" office:value-type="string" office:string-value="&quot;catholic bishops conference of the philippines&quot;," calcext:value-type="string">
            <text:p>"catholic bishop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bc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3];[.F113];[.B113];[.F113];[.G113])" office:value-type="string" office:string-value="&quot;cbcp&quot;," calcext:value-type="string">
            <text:p>"cbcp",</text:p>
          </table:table-cell>
          <table:table-cell table:number-columns-repeated="7"/>
          <table:table-cell table:style-name="ce9" table:formula="of:=[.H113]" office:value-type="string" office:string-value="&quot;cbcp&quot;," calcext:value-type="string">
            <text:p>"cbcp",</text:p>
          </table:table-cell>
        </table:table-row>
        <table:table-row table:style-name="ro1">
          <table:table-cell/>
          <table:table-cell office:value-type="string" calcext:value-type="string">
            <text:p>iglesia ni cris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4];[.F114];[.B114];[.F114];[.G114])" office:value-type="string" office:string-value="&quot;iglesia ni cristo&quot;," calcext:value-type="string">
            <text:p>"iglesia ni cristo",</text:p>
          </table:table-cell>
          <table:table-cell table:number-columns-repeated="7"/>
          <table:table-cell table:style-name="ce9" table:formula="of:=[.H114]" office:value-type="string" office:string-value="&quot;iglesia ni cristo&quot;," calcext:value-type="string">
            <text:p>"iglesia ni cristo",</text:p>
          </table:table-cell>
        </table:table-row>
        <table:table-row table:style-name="ro1">
          <table:table-cell/>
          <table:table-cell office:value-type="string" calcext:value-type="string">
            <text:p>quibo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5];[.F115];[.B115];[.F115];[.G115])" office:value-type="string" office:string-value="&quot;quiboloy&quot;," calcext:value-type="string">
            <text:p>"quiboloy",</text:p>
          </table:table-cell>
          <table:table-cell table:number-columns-repeated="7"/>
          <table:table-cell table:style-name="ce9" table:formula="of:=[.H115]" office:value-type="string" office:string-value="&quot;quiboloy&quot;," calcext:value-type="string">
            <text:p>"quiboloy",</text:p>
          </table:table-cell>
        </table:table-row>
        <table:table-row table:style-name="ro1">
          <table:table-cell/>
          <table:table-cell office:value-type="string" calcext:value-type="string">
            <text:p>quibu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16];[.F116];[.B116];[.F116];[.G116])" office:value-type="string" office:string-value="&quot;quibuloy&quot;]" calcext:value-type="string">
            <text:p>"quibuloy"]</text:p>
          </table:table-cell>
          <table:table-cell table:number-columns-repeated="7"/>
          <table:table-cell table:style-name="ce9" table:formula="of:=[.H116]" office:value-type="string" office:string-value="&quot;quibuloy&quot;]" calcext:value-type="string">
            <text:p>"quibulo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moro_taglist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9];[.F119];[.B119];[.F119];[.G119])" office:value-type="string" office:string-value="[&quot;moro&quot;," calcext:value-type="string">
            <text:p>["moro",</text:p>
          </table:table-cell>
          <table:table-cell table:number-columns-repeated="4"/>
          <table:table-cell table:formula="of:=[.A119]" office:value-type="string" office:string-value="moro_taglist" calcext:value-type="string">
            <text:p>moro_taglist</text:p>
          </table:table-cell>
          <table:table-cell office:value-type="string" calcext:value-type="string">
            <text:p>=</text:p>
          </table:table-cell>
          <table:table-cell table:style-name="ce9" table:formula="of:=[.H119]" office:value-type="string" office:string-value="[&quot;moro&quot;," calcext:value-type="string">
            <text:p>["moro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bangsamor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0];[.F120];[.B120];[.F120];[.G120])" office:value-type="string" office:string-value="&quot;bangsamoro&quot;," calcext:value-type="string">
            <text:p>"bangsamoro",</text:p>
          </table:table-cell>
          <table:table-cell table:number-columns-repeated="6"/>
          <table:table-cell table:style-name="ce9"/>
          <table:table-cell table:style-name="ce9" table:formula="of:=[.H120]" office:value-type="string" office:string-value="&quot;bangsamoro&quot;," calcext:value-type="string">
            <text:p>"bangsamoro",</text:p>
          </table:table-cell>
        </table:table-row>
        <table:table-row table:style-name="ro1">
          <table:table-cell/>
          <table:table-cell office:value-type="string" calcext:value-type="string">
            <text:p>barm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1];[.F121];[.B121];[.F121];[.G121])" office:value-type="string" office:string-value="&quot;barmm&quot;," calcext:value-type="string">
            <text:p>"barmm",</text:p>
          </table:table-cell>
          <table:table-cell table:number-columns-repeated="7"/>
          <table:table-cell table:style-name="ce9" table:formula="of:=[.H121]" office:value-type="string" office:string-value="&quot;barmm&quot;," calcext:value-type="string">
            <text:p>"barmm",</text:p>
          </table:table-cell>
        </table:table-row>
        <table:table-row table:style-name="ro1">
          <table:table-cell/>
          <table:table-cell office:value-type="string" calcext:value-type="string">
            <text:p>sultan kudara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2];[.F122];[.B122];[.F122];[.G122])" office:value-type="string" office:string-value="&quot;sultan kudarat&quot;," calcext:value-type="string">
            <text:p>"sultan kudarat",</text:p>
          </table:table-cell>
          <table:table-cell table:number-columns-repeated="7"/>
          <table:table-cell table:style-name="ce9" table:formula="of:=[.H122]" office:value-type="string" office:string-value="&quot;sultan kudarat&quot;," calcext:value-type="string">
            <text:p>"sultan kudarat",</text:p>
          </table:table-cell>
        </table:table-row>
        <table:table-row table:style-name="ro1">
          <table:table-cell/>
          <table:table-cell office:value-type="string" calcext:value-type="string">
            <text:p>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3];[.F123];[.B123];[.F123];[.G123])" office:value-type="string" office:string-value="&quot;sulu&quot;," calcext:value-type="string">
            <text:p>"sulu",</text:p>
          </table:table-cell>
          <table:table-cell table:number-columns-repeated="7"/>
          <table:table-cell table:style-name="ce9" table:formula="of:=[.H123]" office:value-type="string" office:string-value="&quot;sulu&quot;," calcext:value-type="string">
            <text:p>"sulu",</text:p>
          </table:table-cell>
        </table:table-row>
        <table:table-row table:style-name="ro1">
          <table:table-cell/>
          <table:table-cell office:value-type="string" calcext:value-type="string">
            <text:p>basila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4];[.F124];[.B124];[.F124];[.G124])" office:value-type="string" office:string-value="&quot;basilan&quot;," calcext:value-type="string">
            <text:p>"basilan",</text:p>
          </table:table-cell>
          <table:table-cell table:number-columns-repeated="7"/>
          <table:table-cell table:style-name="ce9" table:formula="of:=[.H124]" office:value-type="string" office:string-value="&quot;basilan&quot;," calcext:value-type="string">
            <text:p>"basilan",</text:p>
          </table:table-cell>
        </table:table-row>
        <table:table-row table:style-name="ro1">
          <table:table-cell/>
          <table:table-cell office:value-type="string" calcext:value-type="string">
            <text:p>j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5];[.F125];[.B125];[.F125];[.G125])" office:value-type="string" office:string-value="&quot;jolo&quot;," calcext:value-type="string">
            <text:p>"jolo",</text:p>
          </table:table-cell>
          <table:table-cell table:number-columns-repeated="7"/>
          <table:table-cell table:style-name="ce9" table:formula="of:=[.H125]" office:value-type="string" office:string-value="&quot;jolo&quot;," calcext:value-type="string">
            <text:p>"jolo",</text:p>
          </table:table-cell>
        </table:table-row>
        <table:table-row table:style-name="ro1">
          <table:table-cell/>
          <table:table-cell office:value-type="string" calcext:value-type="string">
            <text:p>mar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6];[.F126];[.B126];[.F126];[.G126])" office:value-type="string" office:string-value="&quot;maranao&quot;," calcext:value-type="string">
            <text:p>"maranao",</text:p>
          </table:table-cell>
          <table:table-cell table:number-columns-repeated="7"/>
          <table:table-cell table:style-name="ce9" table:formula="of:=[.H126]" office:value-type="string" office:string-value="&quot;maranao&quot;," calcext:value-type="string">
            <text:p>"maranao",</text:p>
          </table:table-cell>
        </table:table-row>
        <table:table-row table:style-name="ro1">
          <table:table-cell/>
          <table:table-cell office:value-type="string" calcext:value-type="string">
            <text:p>meran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7];[.F127];[.B127];[.F127];[.G127])" office:value-type="string" office:string-value="&quot;meranaw&quot;," calcext:value-type="string">
            <text:p>"meranaw",</text:p>
          </table:table-cell>
          <table:table-cell table:number-columns-repeated="7"/>
          <table:table-cell table:style-name="ce9" table:formula="of:=[.H127]" office:value-type="string" office:string-value="&quot;meranaw&quot;," calcext:value-type="string">
            <text:p>"meranaw",</text:p>
          </table:table-cell>
        </table:table-row>
        <table:table-row table:style-name="ro1">
          <table:table-cell/>
          <table:table-cell office:value-type="string" calcext:value-type="string">
            <text:p>tausu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8];[.F128];[.B128];[.F128];[.G128])" office:value-type="string" office:string-value="&quot;tausug&quot;," calcext:value-type="string">
            <text:p>"tausug",</text:p>
          </table:table-cell>
          <table:table-cell table:number-columns-repeated="7"/>
          <table:table-cell table:style-name="ce9" table:formula="of:=[.H128]" office:value-type="string" office:string-value="&quot;tausug&quot;," calcext:value-type="string">
            <text:p>"tausug",</text:p>
          </table:table-cell>
        </table:table-row>
        <table:table-row table:style-name="ro1">
          <table:table-cell/>
          <table:table-cell office:value-type="string" calcext:value-type="string">
            <text:p>maguind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9];[.F129];[.B129];[.F129];[.G129])" office:value-type="string" office:string-value="&quot;maguindanao&quot;," calcext:value-type="string">
            <text:p>"maguindanao",</text:p>
          </table:table-cell>
          <table:table-cell table:number-columns-repeated="7"/>
          <table:table-cell table:style-name="ce9" table:formula="of:=[.H129]" office:value-type="string" office:string-value="&quot;maguindanao&quot;," calcext:value-type="string">
            <text:p>"maguindanao",</text:p>
          </table:table-cell>
        </table:table-row>
        <table:table-row table:style-name="ro1">
          <table:table-cell/>
          <table:table-cell office:value-type="string" calcext:value-type="string">
            <text:p>coto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0];[.F130];[.B130];[.F130];[.G130])" office:value-type="string" office:string-value="&quot;cotobato&quot;," calcext:value-type="string">
            <text:p>"cotobato",</text:p>
          </table:table-cell>
          <table:table-cell table:number-columns-repeated="7"/>
          <table:table-cell table:style-name="ce9" table:formula="of:=[.H130]" office:value-type="string" office:string-value="&quot;cotobato&quot;," calcext:value-type="string">
            <text:p>"cotobato",</text:p>
          </table:table-cell>
        </table:table-row>
        <table:table-row table:style-name="ro1">
          <table:table-cell/>
          <table:table-cell office:value-type="string" calcext:value-type="string">
            <text:p>cota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1];[.F131];[.B131];[.F131];[.G131])" office:value-type="string" office:string-value="&quot;cotabato&quot;," calcext:value-type="string">
            <text:p>"cotabato",</text:p>
          </table:table-cell>
          <table:table-cell table:number-columns-repeated="7"/>
          <table:table-cell table:style-name="ce9" table:formula="of:=[.H131]" office:value-type="string" office:string-value="&quot;cotabato&quot;," calcext:value-type="string">
            <text:p>"cotabato",</text:p>
          </table:table-cell>
        </table:table-row>
        <table:table-row table:style-name="ro1">
          <table:table-cell/>
          <table:table-cell office:value-type="string" calcext:value-type="string">
            <text:p>saba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2];[.F132];[.B132];[.F132];[.G132])" office:value-type="string" office:string-value="&quot;sabah&quot;," calcext:value-type="string">
            <text:p>"sabah",</text:p>
          </table:table-cell>
          <table:table-cell table:number-columns-repeated="7"/>
          <table:table-cell table:style-name="ce9" table:formula="of:=[.H132]" office:value-type="string" office:string-value="&quot;sabah&quot;," calcext:value-type="string">
            <text:p>"sabah",</text:p>
          </table:table-cell>
        </table:table-row>
        <table:table-row table:style-name="ro1">
          <table:table-cell/>
          <table:table-cell table:style-name="ce1" office:value-type="string" calcext:value-type="string">
            <text:p>sultan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3];[.F133];[.B133];[.F133];[.G133])" office:value-type="string" office:string-value="&quot;sultan of sulu&quot;," calcext:value-type="string">
            <text:p>"sultan of sulu",</text:p>
          </table:table-cell>
          <table:table-cell table:number-columns-repeated="7"/>
          <table:table-cell table:style-name="ce9" table:formula="of:=[.H133]" office:value-type="string" office:string-value="&quot;sultan of sulu&quot;," calcext:value-type="string">
            <text:p>"sultan of sulu",</text:p>
          </table:table-cell>
        </table:table-row>
        <table:table-row table:style-name="ro1">
          <table:table-cell/>
          <table:table-cell office:value-type="string" calcext:value-type="string">
            <text:p>sultanate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34];[.F134];[.B134];[.F134];[.G134])" office:value-type="string" office:string-value="&quot;sultanate of sulu&quot;]" calcext:value-type="string">
            <text:p>"sultanate of sulu"]</text:p>
          </table:table-cell>
          <table:table-cell table:number-columns-repeated="7"/>
          <table:table-cell table:style-name="ce9" table:formula="of:=[.H134]" office:value-type="string" office:string-value="&quot;sultanate of sulu&quot;]" calcext:value-type="string">
            <text:p>"sultanate of sulu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uth_taglist</text:p>
          </table:table-cell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7];[.F137];[.B137];[.F137];[.G137])" office:value-type="string" office:string-value="[&quot;duterte&quot;," calcext:value-type="string">
            <text:p>["duterte",</text:p>
          </table:table-cell>
          <table:table-cell table:number-columns-repeated="4"/>
          <table:table-cell table:formula="of:=[.A137]" office:value-type="string" office:string-value="auth_taglist" calcext:value-type="string">
            <text:p>auth_taglist</text:p>
          </table:table-cell>
          <table:table-cell office:value-type="string" calcext:value-type="string">
            <text:p>=</text:p>
          </table:table-cell>
          <table:table-cell table:style-name="ce9" table:formula="of:=[.H137]" office:value-type="string" office:string-value="[&quot;duterte&quot;," calcext:value-type="string">
            <text:p>["duterte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red-tagg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8];[.F138];[.B138];[.F138];[.G138])" office:value-type="string" office:string-value="&quot;red-tagging&quot;," calcext:value-type="string">
            <text:p>"red-tagging",</text:p>
          </table:table-cell>
          <table:table-cell table:number-columns-repeated="6"/>
          <table:table-cell table:style-name="ce9"/>
          <table:table-cell table:style-name="ce9" table:formula="of:=[.H138]" office:value-type="string" office:string-value="&quot;red-tagging&quot;," calcext:value-type="string">
            <text:p>"red-tagging",</text:p>
          </table:table-cell>
        </table:table-row>
        <table:table-row table:style-name="ro1">
          <table:table-cell/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9];[.F139];[.B139];[.F139];[.G139])" office:value-type="string" office:string-value="&quot;anti-terror&quot;," calcext:value-type="string">
            <text:p>"anti-terror",</text:p>
          </table:table-cell>
          <table:table-cell table:number-columns-repeated="7"/>
          <table:table-cell table:style-name="ce9" table:formula="of:=[.H139]" office:value-type="string" office:string-value="&quot;anti-terror&quot;," calcext:value-type="string">
            <text:p>"anti-terror",</text:p>
          </table:table-cell>
        </table:table-row>
        <table:table-row table:style-name="ro1">
          <table:table-cell/>
          <table:table-cell office:value-type="string" calcext:value-type="string">
            <text:p>jose calid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0];[.F140];[.B140];[.F140];[.G140])" office:value-type="string" office:string-value="&quot;jose calida&quot;," calcext:value-type="string">
            <text:p>"jose calida",</text:p>
          </table:table-cell>
          <table:table-cell table:number-columns-repeated="7"/>
          <table:table-cell table:style-name="ce9" table:formula="of:=[.H140]" office:value-type="string" office:string-value="&quot;jose calida&quot;," calcext:value-type="string">
            <text:p>"jose calida",</text:p>
          </table:table-cell>
        </table:table-row>
        <table:table-row table:style-name="ro1">
          <table:table-cell/>
          <table:table-cell office:value-type="string" calcext:value-type="string">
            <text:p>solicitor gene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1];[.F141];[.B141];[.F141];[.G141])" office:value-type="string" office:string-value="&quot;solicitor general&quot;," calcext:value-type="string">
            <text:p>"solicitor general",</text:p>
          </table:table-cell>
          <table:table-cell table:number-columns-repeated="7"/>
          <table:table-cell table:style-name="ce9" table:formula="of:=[.H141]" office:value-type="string" office:string-value="&quot;solicitor general&quot;," calcext:value-type="string">
            <text:p>"solicitor general",</text:p>
          </table:table-cell>
        </table:table-row>
        <table:table-row table:style-name="ro1">
          <table:table-cell/>
          <table:table-cell office:value-type="string" calcext:value-type="string">
            <text:p>mediald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2];[.F142];[.B142];[.F142];[.G142])" office:value-type="string" office:string-value="&quot;medialdea&quot;," calcext:value-type="string">
            <text:p>"medialdea",</text:p>
          </table:table-cell>
          <table:table-cell table:number-columns-repeated="7"/>
          <table:table-cell table:style-name="ce9" table:formula="of:=[.H142]" office:value-type="string" office:string-value="&quot;medialdea&quot;," calcext:value-type="string">
            <text:p>"medialdea",</text:p>
          </table:table-cell>
        </table:table-row>
        <table:table-row table:style-name="ro1">
          <table:table-cell/>
          <table:table-cell office:value-type="string" calcext:value-type="string">
            <text:p>bong g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3];[.F143];[.B143];[.F143];[.G143])" office:value-type="string" office:string-value="&quot;bong go&quot;," calcext:value-type="string">
            <text:p>"bong go",</text:p>
          </table:table-cell>
          <table:table-cell table:number-columns-repeated="7"/>
          <table:table-cell table:style-name="ce9" table:formula="of:=[.H143]" office:value-type="string" office:string-value="&quot;bong go&quot;," calcext:value-type="string">
            <text:p>"bong go",</text:p>
          </table:table-cell>
        </table:table-row>
        <table:table-row table:style-name="ro1">
          <table:table-cell/>
          <table:table-cell office:value-type="string" calcext:value-type="string">
            <text:p>bato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4];[.F144];[.B144];[.F144];[.G144])" office:value-type="string" office:string-value="&quot;bato dela rosa&quot;," calcext:value-type="string">
            <text:p>"bato dela rosa",</text:p>
          </table:table-cell>
          <table:table-cell table:number-columns-repeated="7"/>
          <table:table-cell table:style-name="ce9" table:formula="of:=[.H144]" office:value-type="string" office:string-value="&quot;bato dela rosa&quot;," calcext:value-type="string">
            <text:p>"bato dela rosa",</text:p>
          </table:table-cell>
        </table:table-row>
        <table:table-row table:style-name="ro1">
          <table:table-cell/>
          <table:table-cell office:value-type="string" calcext:value-type="string">
            <text:p>ronald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5];[.F145];[.B145];[.F145];[.G145])" office:value-type="string" office:string-value="&quot;ronald dela rosa&quot;," calcext:value-type="string">
            <text:p>"ronald dela rosa",</text:p>
          </table:table-cell>
          <table:table-cell table:number-columns-repeated="7"/>
          <table:table-cell table:style-name="ce9" table:formula="of:=[.H145]" office:value-type="string" office:string-value="&quot;ronald dela rosa&quot;," calcext:value-type="string">
            <text:p>"ronald dela rosa",</text:p>
          </table:table-cell>
        </table:table-row>
        <table:table-row table:style-name="ro1">
          <table:table-cell/>
          <table:table-cell office:value-type="string" calcext:value-type="string">
            <text:p>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6];[.F146];[.B146];[.F146];[.G146])" office:value-type="string" office:string-value="&quot;dela rosa&quot;," calcext:value-type="string">
            <text:p>"dela rosa",</text:p>
          </table:table-cell>
          <table:table-cell table:number-columns-repeated="7"/>
          <table:table-cell table:style-name="ce9" table:formula="of:=[.H146]" office:value-type="string" office:string-value="&quot;dela rosa&quot;," calcext:value-type="string">
            <text:p>"dela rosa",</text:p>
          </table:table-cell>
        </table:table-row>
        <table:table-row table:style-name="ro1">
          <table:table-cell/>
          <table:table-cell office:value-type="string" calcext:value-type="string">
            <text:p>de 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47];[.F147];[.B147];[.F147];[.G147])" office:value-type="string" office:string-value="&quot;de la rosa&quot;]" calcext:value-type="string">
            <text:p>"de la rosa"]</text:p>
          </table:table-cell>
          <table:table-cell table:number-columns-repeated="7"/>
          <table:table-cell table:style-name="ce9" table:formula="of:=[.H147]" office:value-type="string" office:string-value="&quot;de la rosa&quot;]" calcext:value-type="string">
            <text:p>"de la rosa"]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office:value-type="string" calcext:value-type="string">
            <text:p>covid_taglist</text:p>
          </table:table-cell>
          <table:table-cell office:value-type="string" calcext:value-type="string">
            <text:p>auth_taglist</text:p>
          </table:table-cell>
          <table:table-cell office:value-type="string" calcext:value-type="string">
            <text:p>chinathreat_taglist</text:p>
          </table:table-cell>
          <table:table-cell office:value-type="string" calcext:value-type="string">
            <text:p>chrgroup_taglist</text:p>
          </table:table-cell>
          <table:table-cell office:value-type="string" calcext:value-type="string">
            <text:p>econ_taglist</text:p>
          </table:table-cell>
          <table:table-cell office:value-type="string" calcext:value-type="string">
            <text:p>insurgency_taglist</text:p>
          </table:table-cell>
          <table:table-cell office:value-type="string" calcext:value-type="string">
            <text:p>moro_taglist</text:p>
          </table:table-cell>
          <table:table-cell office:value-type="string" calcext:value-type="string">
            <text:p>ncr_taglist</text:p>
          </table:table-cell>
          <table:table-cell office:value-type="string" calcext:value-type="string">
            <text:p>province_taglist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table:formula="of:=CONCATENATE([.C152];&quot;+&quot;)" office:value-type="string" office:string-value="covid_taglist+" calcext:value-type="string">
            <text:p>covid_taglist+</text:p>
          </table:table-cell>
          <table:table-cell table:formula="of:=CONCATENATE([.D152];&quot;+&quot;)" office:value-type="string" office:string-value="auth_taglist+" calcext:value-type="string">
            <text:p>auth_taglist+</text:p>
          </table:table-cell>
          <table:table-cell table:formula="of:=CONCATENATE([.E152];&quot;+&quot;)" office:value-type="string" office:string-value="chinathreat_taglist+" calcext:value-type="string">
            <text:p>chinathreat_taglist+</text:p>
          </table:table-cell>
          <table:table-cell table:formula="of:=CONCATENATE([.F152];&quot;+&quot;)" office:value-type="string" office:string-value="chrgroup_taglist+" calcext:value-type="string">
            <text:p>chrgroup_taglist+</text:p>
          </table:table-cell>
          <table:table-cell table:formula="of:=CONCATENATE([.G152];&quot;+&quot;)" office:value-type="string" office:string-value="econ_taglist+" calcext:value-type="string">
            <text:p>econ_taglist+</text:p>
          </table:table-cell>
          <table:table-cell table:style-name="ce6" table:formula="of:=CONCATENATE([.H152];&quot;+&quot;)" office:value-type="string" office:string-value="insurgency_taglist+" calcext:value-type="string">
            <text:p>insurgency_taglist+</text:p>
          </table:table-cell>
          <table:table-cell table:style-name="ce6" table:formula="of:=CONCATENATE([.I152];&quot;+&quot;)" office:value-type="string" office:string-value="moro_taglist+" calcext:value-type="string">
            <text:p>moro_taglist+</text:p>
          </table:table-cell>
          <table:table-cell table:style-name="ce6" table:formula="of:=CONCATENATE([.J152];&quot;+&quot;)" office:value-type="string" office:string-value="ncr_taglist+" calcext:value-type="string">
            <text:p>ncr_taglist+</text:p>
          </table:table-cell>
          <table:table-cell table:style-name="ce6" table:formula="of:=CONCATENATE([.K152];&quot;+&quot;)" office:value-type="string" office:string-value="province_taglist+" calcext:value-type="string">
            <text:p>province_taglist+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vid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auth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inathreat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rgroup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econ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insurgency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moro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ncr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ulitika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xclude_list</text:p>
          </table:table-cell>
          <table:table-cell office:value-type="string" calcext:value-type="string">
            <text:p>leave a comment 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1];[.F171];[.B171];[.F171];[.G171])" office:value-type="string" office:string-value="[&quot;leave a comment on&quot;," calcext:value-type="string">
            <text:p>["leave a comment o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2];[.F172];[.B172];[.F172];[.G172])" office:value-type="string" office:string-value="&quot;california&quot;," calcext:value-type="string">
            <text:p>"californ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atc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3];[.F173];[.B173];[.F173];[.G173])" office:value-type="string" office:string-value="&quot;watch&quot;," calcext:value-type="string">
            <text:p>"watch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malink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4];[.F174];[.B174];[.F174];[.G174])" office:value-type="string" office:string-value="&quot;permalink&quot;," calcext:value-type="string">
            <text:p>"permalink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m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5];[.F175];[.B175];[.F175];[.G175])" office:value-type="string" office:string-value="&quot;inmate&quot;," calcext:value-type="string">
            <text:p>"inmate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ores close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6];[.F176];[.B176];[.F176];[.G176])" office:value-type="string" office:string-value="&quot;stores closed&quot;," calcext:value-type="string">
            <text:p>"stores closed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verseas filipino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7];[.F177];[.B177];[.F177];[.G177])" office:value-type="string" office:string-value="&quot;overseas filipinos&quot;," calcext:value-type="string">
            <text:p>"overseas filipino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ibab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8];[.F178];[.B178];[.F178];[.G178])" office:value-type="string" office:string-value="&quot;alibaba&quot;," calcext:value-type="string">
            <text:p>"alibab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tistr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9];[.F179];[.B179];[.F179];[.G179])" office:value-type="string" office:string-value="&quot;artistry&quot;," calcext:value-type="string">
            <text:p>"artistry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u pandemic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0];[.F180];[.B180];[.F180];[.G180])" office:value-type="string" office:string-value="&quot;flu pandemic&quot;," calcext:value-type="string">
            <text:p>"flu pandemic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orean tras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1];[.F181];[.B181];[.F181];[.G181])" office:value-type="string" office:string-value="&quot;korean trash&quot;," calcext:value-type="string">
            <text:p>"korean trash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almar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2];[.F182];[.B182];[.F182];[.G182])" office:value-type="string" office:string-value="&quot;walmart&quot;," calcext:value-type="string">
            <text:p>"walmart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 stor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3];[.F183];[.B183];[.F183];[.G183])" office:value-type="string" office:string-value="&quot;us stores&quot;," calcext:value-type="string">
            <text:p>"us store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urna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4];[.F184];[.B184];[.F184];[.G184])" office:value-type="string" office:string-value="&quot;tournament&quot;," calcext:value-type="string">
            <text:p>"tournament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lipino workers strande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5];[.F185];[.B185];[.F185];[.G185])" office:value-type="string" office:string-value="&quot;filipino workers stranded&quot;," calcext:value-type="string">
            <text:p>"filipino workers stranded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nald trum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6];[.F186];[.B186];[.F186];[.G186])" office:value-type="string" office:string-value="&quot;donald trump&quot;," calcext:value-type="string">
            <text:p>"donald trump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hine rive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7];[.F187];[.B187];[.F187];[.G187])" office:value-type="string" office:string-value="&quot;rhine river&quot;," calcext:value-type="string">
            <text:p>"rhine river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uropean un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8];[.F188];[.B188];[.F188];[.G188])" office:value-type="string" office:string-value="&quot;european union&quot;," calcext:value-type="string">
            <text:p>"european unio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tilizer sca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9];[.F189];[.B189];[.F189];[.G189])" office:value-type="string" office:string-value="&quot;fertilizer scam&quot;," calcext:value-type="string">
            <text:p>"fertilizer scam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0];[.F190];[.B190];[.F190];[.G190])" office:value-type="string" office:string-value="&quot;olympics&quot;," calcext:value-type="string">
            <text:p>"olympic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onavirus affec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1];[.F191];[.B191];[.F191];[.G191])" office:value-type="string" office:string-value="&quot;coronavirus affects&quot;," calcext:value-type="string">
            <text:p>"coronavirus affect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ids in malays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2];[.F192];[.B192];[.F192];[.G192])" office:value-type="string" office:string-value="&quot;kids in malaysia&quot;," calcext:value-type="string">
            <text:p>"kids in malays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quor ba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3];[.F193];[.B193];[.F193];[.G193])" office:value-type="string" office:string-value="&quot;liquor ban&quot;," calcext:value-type="string">
            <text:p>"liquor ba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olo pascu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4];[.F194];[.B194];[.F194];[.G194])" office:value-type="string" office:string-value="&quot;piolo pascual&quot;," calcext:value-type="string">
            <text:p>"piolo pascual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file of a kille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5];[.F195];[.B195];[.F195];[.G195])" office:value-type="string" office:string-value="&quot;profile of a killer&quot;," calcext:value-type="string">
            <text:p>"profile of a killer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6];[.F196];[.B196];[.F196];[.G196])" office:value-type="string" office:string-value="&quot;croatia&quot;," calcext:value-type="string">
            <text:p>"croat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b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7];[.F197];[.B197];[.F197];[.G197])" office:value-type="string" office:string-value="&quot;nba&quot;," calcext:value-type="string">
            <text:p>"nb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xual abus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8];[.F198];[.B198];[.F198];[.G198])" office:value-type="string" office:string-value="&quot;sexual abuse&quot;," calcext:value-type="string">
            <text:p>"sexual abuse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stival quee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9];[.F199];[.B199];[.F199];[.G199])" office:value-type="string" office:string-value="&quot;festival queen&quot;," calcext:value-type="string">
            <text:p>"festival quee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ps for paren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00];[.F200];[.B200];[.F200];[.G200])" office:value-type="string" office:string-value="&quot;tips for parents&quot;," calcext:value-type="string">
            <text:p>"tips for parent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cadia fitness gy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201];[.F201];[.B201];[.F201];[.G201])" office:value-type="string" office:string-value="&quot;arcadia fitness gym&quot;]" calcext:value-type="string">
            <text:p>"arcadia fitness gym"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opulation figures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table:style-name="Default" office:value-type="float" office:value="106.7" calcext:value-type="float">
            <text:p>106.7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4]*[.D204]" office:value-type="float" office:value="106700000" calcext:value-type="float">
            <text:p>106700000</text:p>
          </table:table-cell>
          <table:table-cell table:style-name="Default"/>
          <table:table-cell table:style-name="Default" table:formula="of:=CONCATENATE(&quot;{'&quot;;[.B204];&quot;':&quot;;[.E204];&quot;,&quot;)" office:value-type="string" office:string-value="{'Philippines':106700000," calcext:value-type="string">
            <text:p>{'Philippines':1067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style-name="Default" office:value-type="float" office:value="267.7" calcext:value-type="float">
            <text:p>267.7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5]*[.D205]" office:value-type="float" office:value="267700000" calcext:value-type="float">
            <text:p>267700000</text:p>
          </table:table-cell>
          <table:table-cell table:style-name="Default"/>
          <table:table-cell table:style-name="Default" table:formula="of:=CONCATENATE(&quot;'&quot;;[.B205];&quot;':&quot;;[.E205];&quot;,&quot;)" office:value-type="string" office:string-value="'Indonesia':267700000," calcext:value-type="string">
            <text:p>'Indonesia':2677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style-name="Default" office:value-type="float" office:value="126.5" calcext:value-type="float">
            <text:p>126.5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6]*[.D206]" office:value-type="float" office:value="126500000" calcext:value-type="float">
            <text:p>126500000</text:p>
          </table:table-cell>
          <table:table-cell table:style-name="Default"/>
          <table:table-cell table:style-name="Default" table:formula="of:=CONCATENATE(&quot;'&quot;;[.B206];&quot;':&quot;;[.E206];&quot;,&quot;)" office:value-type="string" office:string-value="'Japan':126500000," calcext:value-type="string">
            <text:p>'Japan':1265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table:style-name="Default" office:value-type="float" office:value="69.43" calcext:value-type="float">
            <text:p>69.4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7]*[.D207]" office:value-type="float" office:value="69430000" calcext:value-type="float">
            <text:p>69430000</text:p>
          </table:table-cell>
          <table:table-cell table:style-name="Default"/>
          <table:table-cell table:style-name="Default" table:formula="of:=CONCATENATE(&quot;'&quot;;[.B207];&quot;':&quot;;[.E207];&quot;,&quot;)" office:value-type="string" office:string-value="'Thailand':69430000," calcext:value-type="string">
            <text:p>'Thailand':6943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table:style-name="Default" office:value-type="float" office:value="31.53" calcext:value-type="float">
            <text:p>31.5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8]*[.D208]" office:value-type="float" office:value="31530000" calcext:value-type="float">
            <text:p>31530000</text:p>
          </table:table-cell>
          <table:table-cell table:style-name="Default"/>
          <table:table-cell table:style-name="Default" table:formula="of:=CONCATENATE(&quot;'&quot;;[.B208];&quot;':&quot;;[.E208];&quot;,&quot;)" office:value-type="string" office:string-value="'Malaysia':31530000," calcext:value-type="string">
            <text:p>'Malaysia':3153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table:style-name="Default" office:value-type="float" office:value="5.639" calcext:value-type="float">
            <text:p>5.639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9]*[.D209]" office:value-type="float" office:value="5639000" calcext:value-type="float">
            <text:p>5639000</text:p>
          </table:table-cell>
          <table:table-cell table:style-name="Default"/>
          <table:table-cell table:style-name="Default" table:formula="of:=CONCATENATE(&quot;'&quot;;[.B209];&quot;':&quot;;[.E209];&quot;,&quot;)" office:value-type="string" office:string-value="'Singapore':5639000," calcext:value-type="string">
            <text:p>'Singapore':5639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table:style-name="Default" office:value-type="float" office:value="24.99" calcext:value-type="float">
            <text:p>24.99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10]*[.D210]" office:value-type="float" office:value="24990000" calcext:value-type="float">
            <text:p>24990000</text:p>
          </table:table-cell>
          <table:table-cell table:style-name="Default"/>
          <table:table-cell table:style-name="Default" table:formula="of:=CONCATENATE(&quot;'&quot;;[.B210];&quot;':&quot;;[.E210];&quot;,&quot;)" office:value-type="string" office:string-value="'Australia':24990000," calcext:value-type="string">
            <text:p>'Australia':2499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table:style-name="Default" office:value-type="float" office:value="4.886" calcext:value-type="float">
            <text:p>4.88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11]*[.D211]" office:value-type="float" office:value="4886000" calcext:value-type="float">
            <text:p>4886000</text:p>
          </table:table-cell>
          <table:table-cell table:style-name="Default"/>
          <table:table-cell table:style-name="Default" table:formula="of:=CONCATENATE(&quot;'&quot;;[.B211];&quot;':&quot;;[.E211];&quot;}&quot;)" office:value-type="string" office:string-value="'New Zealand':4886000}" calcext:value-type="string">
            <text:p>'New Zealand':4886000}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 table:number-rows-repeated="74"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104828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sia tags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7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coronavirus&quot;," calcext:value-type="string">
            <text:p>["corona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covid-19&quot;," calcext:value-type="string">
            <text:p>"covid-19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s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world health organisation&quot;," calcext:value-type="string">
            <text:p>"world health organis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z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world health organization&quot;," calcext:value-type="string">
            <text:p>"world health organiz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barg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embargo&quot;," calcext:value-type="string">
            <text:p>"embarg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de de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trade deal&quot;," calcext:value-type="string">
            <text:p>"trade de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iff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tariffs&quot;," calcext:value-type="string">
            <text:p>"tariff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election&quot;," calcext:value-type="string">
            <text:p>"elec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s spi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cases spike&quot;," calcext:value-type="string">
            <text:p>"cases spi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schoo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close schools&quot;," calcext:value-type="string">
            <text:p>"close schoo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y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bullying&quot;," calcext:value-type="string">
            <text:p>"bullyi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south china sea&quot;," calcext:value-type="string">
            <text:p>"south china se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ckd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lockdown&quot;," calcext:value-type="string">
            <text:p>"lockdow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peta&quot;," calcext:value-type="string">
            <text:p>"pet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conut suppl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coconut supply&quot;," calcext:value-type="string">
            <text:p>"coconut suppl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 securit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data security&quot;," calcext:value-type="string">
            <text:p>"data securit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oli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ong kong police&quot;," calcext:value-type="string">
            <text:p>"hong kong polic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rotestor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6];[.I26];[.D26];[.I26];[.J26])" office:value-type="string" office:string-value="&quot;hong kong protestors&quot;," calcext:value-type="string">
            <text:p>"hong kong protestor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tional security la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7];[.I27];[.D27];[.I27];[.J27])" office:value-type="string" office:string-value="&quot;national security law&quot;," calcext:value-type="string">
            <text:p>"national security law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desvi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8];[.I28];[.D28];[.I28];[.J28])" office:value-type="string" office:string-value="&quot;remdesvir&quot;," calcext:value-type="string">
            <text:p>"remdesvi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ccine tria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9];[.I29];[.D29];[.I29];[.J29])" office:value-type="string" office:string-value="&quot;vaccine trials&quot;," calcext:value-type="string">
            <text:p>"vaccine tria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igh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0];[.I30];[.D30];[.I30];[.J30])" office:value-type="string" office:string-value="&quot;uighur&quot;," calcext:value-type="string">
            <text:p>"uigh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egis ashor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1];[.I31];[.D31];[.I31];[.J31])" office:value-type="string" office:string-value="&quot;aegis ashore&quot;," calcext:value-type="string">
            <text:p>"aegis ashor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conomy to shrink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2];[.I32];[.D32];[.I32];[.J32])" office:value-type="string" office:string-value="&quot;economy to shrink&quot;," calcext:value-type="string">
            <text:p>"economy to shrink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clear talk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3];[.I33];[.D33];[.I33];[.J33])" office:value-type="string" office:string-value="&quot;nuclear talks&quot;," calcext:value-type="string">
            <text:p>"nuclear talk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4];[.I34];[.D34];[.I34];[.J34])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drop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5];[.I35];[.D35];[.I35];[.J35])" office:value-type="string" office:string-value="&quot;dollar drops&quot;," calcext:value-type="string">
            <text:p>"dollar drop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fa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6];[.I36];[.D36];[.I36];[.J36])" office:value-type="string" office:string-value="&quot;dollar falls&quot;," calcext:value-type="string">
            <text:p>"dollar fal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ris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7];[.I37];[.D37];[.I37];[.J37])" office:value-type="string" office:string-value="&quot;dollar rises&quot;," calcext:value-type="string">
            <text:p>"dollar rise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tle against vir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8];[.I38];[.D38];[.I38];[.J38])" office:value-type="string" office:string-value="&quot;battle against virus&quot;," calcext:value-type="string">
            <text:p>"battle against 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ss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9];[.I39];[.D39];[.I39];[.J39])" office:value-type="string" office:string-value="&quot;recession&quot;," calcext:value-type="string">
            <text:p>"recess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ice of americ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0];[.I40];[.D40];[.I40];[.J40])" office:value-type="string" office:string-value="&quot;voice of america&quot;," calcext:value-type="string">
            <text:p>"voice of americ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m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1];[.I41];[.D41];[.I41];[.J41])" office:value-type="string" office:string-value="&quot;lemur&quot;," calcext:value-type="string">
            <text:p>"lem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nguta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2];[.I42];[.D42];[.I42];[.J42])" office:value-type="string" office:string-value="&quot;orangutang&quot;," calcext:value-type="string">
            <text:p>"oranguta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phan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3];[.I43];[.D43];[.I43];[.J43])" office:value-type="string" office:string-value="&quot;elephant&quot;," calcext:value-type="string">
            <text:p>"elephant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ngol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4];[.I44];[.D44];[.I44];[.J44])" office:value-type="string" office:string-value="&quot;pangolin&quot;," calcext:value-type="string">
            <text:p>"pangoli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sherme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5];[.I45];[.D45];[.I45];[.J45])" office:value-type="string" office:string-value="&quot;fishermen&quot;," calcext:value-type="string">
            <text:p>"fisherme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sonar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6];[.I46];[.D46];[.I46];[.J46])" office:value-type="string" office:string-value="&quot;bolsonaro&quot;," calcext:value-type="string">
            <text:p>"bolsonar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7];[.I47];[.D47];[.I47];[.J47])" office:value-type="string" office:string-value="&quot;inflation&quot;," calcext:value-type="string">
            <text:p>"infl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rigin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8];[.I48];[.D48];[.I48];[.J48])" office:value-type="string" office:string-value="&quot;aboriginal&quot;," calcext:value-type="string">
            <text:p>"aborigin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pan earthqua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9];[.I49];[.D49];[.I49];[.J49])" office:value-type="string" office:string-value="&quot;japan earthquake&quot;," calcext:value-type="string">
            <text:p>"japan earthqua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ing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0];[.I50];[.D50];[.I50];[.J50])" office:value-type="string" office:string-value="&quot;flooding in china&quot;," calcext:value-type="string">
            <text:p>"flooding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1];[.I51];[.D51];[.I51];[.J51])" office:value-type="string" office:string-value="&quot;flood in china&quot;," calcext:value-type="string">
            <text:p>"flood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quake in jap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2];[.I52];[.D52];[.I52];[.J52])" office:value-type="string" office:string-value="&quot;earthquake in japan&quot;," calcext:value-type="string">
            <text:p>"earthquake in japa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ypho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3];[.I53];[.D53];[.I53];[.J53])" office:value-type="string" office:string-value="&quot;typhoon&quot;," calcext:value-type="string">
            <text:p>"typho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gia sophi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4];[.I54];[.D54];[.I54];[.J54])" office:value-type="string" office:string-value="&quot;hagia sophia&quot;," calcext:value-type="string">
            <text:p>"hagia sophi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5];[.I55];[.D55];[.I55];[.J55])" office:value-type="string" office:string-value="&quot;turkey&quot;," calcext:value-type="string">
            <text:p>"turke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o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56];[.I56];[.D56];[.I56];[.J56])" office:value-type="string" office:string-value="&quot;erdogan&quot;]" calcext:value-type="string">
            <text:p>"erdogan"]</text:p>
          </table:table-cell>
        </table:table-row>
      </table:table>
      <table:table table:name="sources philippines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ilippines: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davaotoday.com/main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://davaotoday.com/main/&quot;," calcext:value-type="string">
            <text:p>["http://davaotoday.com/mai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eagle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eaglenews.ph/&quot;," calcext:value-type="string">
            <text:p>"https://www.eagle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manetwork.com/news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gmanetwork.com/news/&quot;," calcext:value-type="string">
            <text:p>"https://www.gmanetwork.com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quirer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inquirer.net/&quot;," calcext:value-type="string">
            <text:p>"https://www.inquirer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teraksyo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interaksyon.com/&quot;," calcext:value-type="string">
            <text:p>"https://www.interaksyon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ia.gov.ph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pia.gov.ph/news&quot;," calcext:value-type="string">
            <text:p>"https://pia.gov.ph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edgedavao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edgedavao.net/&quot;," calcext:value-type="string">
            <text:p>"https://edgedavao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enate.gov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://www.senate.gov.ph/&quot;," calcext:value-type="string">
            <text:p>"http://www.senate.gov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olitics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politics.com.ph/&quot;," calcext:value-type="string">
            <text:p>"https://politics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inda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mindanews.com/&quot;," calcext:value-type="string">
            <text:p>"https://www.minda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alawan-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palawan-news.com/&quot;," calcext:value-type="string">
            <text:p>"https://palawan-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hil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philnews.ph/&quot;," calcext:value-type="string">
            <text:p>"https://phil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philsta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s://www.philstar.com/&quot;," calcext:value-type="string">
            <text:p>"https://www.philsta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anilatimes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s://www.manilatimes.net/&quot;," calcext:value-type="string">
            <text:p>"https://www.manilatimes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mb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mb.com.ph/&quot;," calcext:value-type="string">
            <text:p>"https://mb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apple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rappler.com/&quot;," calcext:value-type="string">
            <text:p>"https://www.rapple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retiredanalyst.blogspo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://retiredanalyst.blogspot.com/&quot;," calcext:value-type="string">
            <text:p>"http://retiredanalyst.blogspo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tempo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://tempo.com.ph/&quot;," calcext:value-type="string">
            <text:p>"http://tempo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news.abs-cb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news.abs-cbn.com/&quot;]" calcext:value-type="string">
            <text:p>"https://news.abs-cb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urces asia world_2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ia and worl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www.abc.net.au/news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s://www.abc.net.au/news/&quot;," calcext:value-type="string">
            <text:p>["https://www.abc.net.au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eantoday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aseantoday.com/&quot;," calcext:value-type="string">
            <text:p>"https://www.aseantoday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bc.com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bbc.com/news&quot;," calcext:value-type="string">
            <text:p>"https://www.bbc.com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iasentinel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asiasentinel.com/&quot;," calcext:value-type="string">
            <text:p>"https://www.asiasentinel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angkok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bangkokpost.com/&quot;," calcext:value-type="string">
            <text:p>"https://www.bangkok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enarnews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www.benarnews.org/english/&quot;," calcext:value-type="string">
            <text:p>"https://www.benarnews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borneo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www.theborneopost.com/&quot;," calcext:value-type="string">
            <text:p>"https://www.theborneo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japantimes.co.jp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s://www.japantimes.co.jp/&quot;," calcext:value-type="string">
            <text:p>"https://www.japantimes.co.jp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ationthailand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www.nationthailand.com/&quot;," calcext:value-type="string">
            <text:p>"https://www.nationthailand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zherald.co.nz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nzherald.co.nz/&quot;," calcext:value-type="string">
            <text:p>"https://www.nzherald.co.nz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fa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www.rfa.org/english/&quot;," calcext:value-type="string">
            <text:p>"https://www.rfa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jakarta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www.thejakartapost.com/&quot;," calcext:value-type="string">
            <text:p>"https://www.thejakarta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://www.straitstimes.com/asia/&quot;," calcext:value-type="string">
            <text:p>"http://www.straitstimes.com/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east-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://www.straitstimes.com/asia/east-asia/&quot;," calcext:value-type="string">
            <text:p>"http://www.straitstimes.com/asia/east-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scmp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www.scmp.com/&quot;," calcext:value-type="string">
            <text:p>"https://www.scmp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lobaltimes.cn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globaltimes.cn/&quot;," calcext:value-type="string">
            <text:p>"https://www.globaltimes.c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ytime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s://www.nytimes.com/&quot;," calcext:value-type="string">
            <text:p>"https://www.nytime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fox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s://www.foxnews.com/&quot;," calcext:value-type="string">
            <text:p>"https://www.fox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cn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www.cnn.com/&quot;]" calcext:value-type="string">
            <text:p>"https://www.cn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ilipino tagdf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uth_tagdict</text:p>
          </table:table-cell>
          <table:table-cell office:value-type="string" calcext:value-type="string">
            <text:p>maintag</text:p>
          </table:table-cell>
          <table:table-cell office:value-type="string" calcext:value-type="string">
            <text:p>andtag01</text:p>
          </table:table-cell>
          <table:table-cell office:value-type="string" calcext:value-type="string">
            <text:p>andtag02</text:p>
          </table:table-cell>
          <table:table-cell office:value-type="string" calcext:value-type="string">
            <text:p>andtag03</text:p>
          </table:table-cell>
          <table:table-cell office:value-type="string" calcext:value-type="string">
            <text:p>andtag04</text:p>
          </table:table-cell>
          <table:table-cell office:value-type="string" calcext:value-type="string">
            <text:p>andtag05</text:p>
          </table:table-cell>
          <table:table-cell office:value-type="string" calcext:value-type="string">
            <text:p>andtag06</text:p>
          </table:table-cell>
          <table:table-cell office:value-type="string" calcext:value-type="string">
            <text:p>andtag07</text:p>
          </table:table-cell>
          <table:table-cell office:value-type="string" calcext:value-type="string">
            <text:p>andtag08</text:p>
          </table:table-cell>
          <table:table-cell office:value-type="string" calcext:value-type="string">
            <text:p>andtag0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uterte</text:p>
          </table:table-cell>
          <table:table-cell office:value-type="string" calcext:value-type="string">
            <text:p>priority</text:p>
          </table:table-cell>
          <table:table-cell table:style-name="ce6" office:value-type="string" calcext:value-type="string">
            <text:p>war</text:p>
          </table:table-cell>
          <table:table-cell table:style-name="ce6" office:value-type="string" calcext:value-type="string">
            <text:p>martial</text:p>
          </table:table-cell>
          <table:table-cell table:style-name="ce6" office:value-type="string" calcext:value-type="string">
            <text:p>arrest</text:p>
          </table:table-cell>
          <table:table-cell table:style-name="ce6" office:value-type="string" calcext:value-type="string">
            <text:p>deny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abs-cbn</text:p>
          </table:table-cell>
          <table:table-cell office:value-type="string" calcext:value-type="string">
            <text:p>charter</text:p>
          </table:table-cell>
          <table:table-cell office:value-type="string" calcext:value-type="string">
            <text:p>cha-cha</text:p>
          </table:table-cell>
          <table:table-cell/>
          <table:table-cell office:value-type="string" calcext:value-type="string">
            <text:p>"</text:p>
          </table:table-cell>
          <table:table-cell table:formula="of:=CONCATENATE([.A4];&quot;=[{&quot;;[.M5];[.$B$4];[.M5];&quot;:&quot;)" office:value-type="string" office:string-value="auth_tagdict=[{&quot;maintag&quot;:" calcext:value-type="string">
            <text:p>auth_tagdict=[{"maintag":</text:p>
          </table:table-cell>
          <table:table-cell table:formula="of:=CONCATENATE([.$M5];[.B5];[.$M5];&quot;,&quot;)" office:value-type="string" office:string-value="&quot;duterte&quot;," calcext:value-type="string">
            <text:p>"duterte",</text:p>
          </table:table-cell>
          <table:table-cell table:formula="of:=CONCATENATE([.$M5];[.C$4];[.$M5];&quot;:&quot;;[.$M5];[.C5];[.$M5];&quot;,&quot;)" office:value-type="string" office:string-value="&quot;andtag01&quot;:&quot;priority&quot;," calcext:value-type="string">
            <text:p>"andtag01":"priority",</text:p>
          </table:table-cell>
          <table:table-cell table:formula="of:=CONCATENATE([.$M5];[.D$4];[.$M5];&quot;:&quot;;[.$M5];[.D5];[.$M5];&quot;,&quot;)" office:value-type="string" office:string-value="&quot;andtag02&quot;:&quot;war&quot;," calcext:value-type="string">
            <text:p>"andtag02":"war",</text:p>
          </table:table-cell>
          <table:table-cell table:formula="of:=CONCATENATE([.$M5];[.E$4];[.$M5];&quot;:&quot;;[.$M5];[.E5];[.$M5];&quot;,&quot;)" office:value-type="string" office:string-value="&quot;andtag03&quot;:&quot;martial&quot;," calcext:value-type="string">
            <text:p>"andtag03":"martial",</text:p>
          </table:table-cell>
          <table:table-cell table:formula="of:=CONCATENATE([.$M5];[.F$4];[.$M5];&quot;:&quot;;[.$M5];[.F5];[.$M5];&quot;,&quot;)" office:value-type="string" office:string-value="&quot;andtag04&quot;:&quot;arrest&quot;," calcext:value-type="string">
            <text:p>"andtag04":"arrest",</text:p>
          </table:table-cell>
          <table:table-cell table:formula="of:=CONCATENATE([.$M5];[.G$4];[.$M5];&quot;:&quot;;[.$M5];[.G5];[.$M5];&quot;,&quot;)" office:value-type="string" office:string-value="&quot;andtag05&quot;:&quot;deny&quot;," calcext:value-type="string">
            <text:p>"andtag05":"deny",</text:p>
          </table:table-cell>
          <table:table-cell table:formula="of:=CONCATENATE([.$M5];[.H$4];[.$M5];&quot;:&quot;;[.$M5];[.H5];[.$M5];&quot;,&quot;)" office:value-type="string" office:string-value="&quot;andtag06&quot;:&quot;denies&quot;," calcext:value-type="string">
            <text:p>"andtag06":"denies",</text:p>
          </table:table-cell>
          <table:table-cell table:formula="of:=CONCATENATE([.$M5];[.I$4];[.$M5];&quot;:&quot;;[.$M5];[.I5];[.$M5];&quot;,&quot;)" office:value-type="string" office:string-value="&quot;andtag07&quot;:&quot;abs-cbn&quot;," calcext:value-type="string">
            <text:p>"andtag07":"abs-cbn",</text:p>
          </table:table-cell>
          <table:table-cell table:formula="of:=CONCATENATE([.$M5];[.J$4];[.$M5];&quot;:&quot;;[.$M5];[.J5];[.$M5];&quot;,&quot;)" office:value-type="string" office:string-value="&quot;andtag08&quot;:&quot;charter&quot;," calcext:value-type="string">
            <text:p>"andtag08":"charter",</text:p>
          </table:table-cell>
          <table:table-cell table:formula="of:=CONCATENATE([.$M5];[.K$4];[.$M5];&quot;:&quot;;[.$M5];[.K5];[.$M5];&quot;},&quot;)" office:value-type="string" office:string-value="&quot;andtag09&quot;:&quot;cha-cha&quot;}," calcext:value-type="string">
            <text:p>"andtag09":"cha-cha"},</text:p>
          </table:table-cell>
        </table:table-row>
        <table:table-row table:style-name="ro1">
          <table:table-cell/>
          <table:table-cell office:value-type="string" calcext:value-type="string">
            <text:p>duterte</text:p>
          </table:table-cell>
          <table:table-cell office:value-type="string" calcext:value-type="string">
            <text:p>onerous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fascist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oligarch</text:p>
          </table:table-cell>
          <table:table-cell office:value-type="string" calcext:value-type="string">
            <text:p>failing</text:p>
          </table:table-cell>
          <table:table-cell table:number-columns-repeated="2"/>
          <table:table-cell office:value-type="string" calcext:value-type="string">
            <text:p>"</text:p>
          </table:table-cell>
          <table:table-cell table:formula="of:=CONCATENATE(&quot;{&quot;;[.M6];[.$B$4];[.M6];&quot;:&quot;)" office:value-type="string" office:string-value="{&quot;maintag&quot;:" calcext:value-type="string">
            <text:p>{"maintag":</text:p>
          </table:table-cell>
          <table:table-cell table:formula="of:=CONCATENATE([.$M6];[.B6];[.$M6];&quot;,&quot;)" office:value-type="string" office:string-value="&quot;duterte&quot;," calcext:value-type="string">
            <text:p>"duterte",</text:p>
          </table:table-cell>
          <table:table-cell table:formula="of:=CONCATENATE([.$M6];[.C$4];[.$M6];&quot;:&quot;;[.$M6];[.C6];[.$M6];&quot;,&quot;)" office:value-type="string" office:string-value="&quot;andtag01&quot;:&quot;onerous&quot;," calcext:value-type="string">
            <text:p>"andtag01":"onerous",</text:p>
          </table:table-cell>
          <table:table-cell table:formula="of:=CONCATENATE([.$M6];[.D$4];[.$M6];&quot;:&quot;;[.$M6];[.D6];[.$M6];&quot;,&quot;)" office:value-type="string" office:string-value="&quot;andtag02&quot;:&quot;probe&quot;," calcext:value-type="string">
            <text:p>"andtag02":"probe",</text:p>
          </table:table-cell>
          <table:table-cell table:formula="of:=CONCATENATE([.$M6];[.E$4];[.$M6];&quot;:&quot;;[.$M6];[.E6];[.$M6];&quot;,&quot;)" office:value-type="string" office:string-value="&quot;andtag03&quot;:&quot;fascist&quot;," calcext:value-type="string">
            <text:p>"andtag03":"fascist",</text:p>
          </table:table-cell>
          <table:table-cell table:formula="of:=CONCATENATE([.$M6];[.F$4];[.$M6];&quot;:&quot;;[.$M6];[.F6];[.$M6];&quot;,&quot;)" office:value-type="string" office:string-value="&quot;andtag04&quot;:&quot;suffering&quot;," calcext:value-type="string">
            <text:p>"andtag04":"suffering",</text:p>
          </table:table-cell>
          <table:table-cell table:formula="of:=CONCATENATE([.$M6];[.G$4];[.$M6];&quot;:&quot;;[.$M6];[.G6];[.$M6];&quot;,&quot;)" office:value-type="string" office:string-value="&quot;andtag05&quot;:&quot;sona&quot;," calcext:value-type="string">
            <text:p>"andtag05":"sona",</text:p>
          </table:table-cell>
          <table:table-cell table:formula="of:=CONCATENATE([.$M6];[.H$4];[.$M6];&quot;:&quot;;[.$M6];[.H6];[.$M6];&quot;,&quot;)" office:value-type="string" office:string-value="&quot;andtag06&quot;:&quot;political&quot;," calcext:value-type="string">
            <text:p>"andtag06":"political",</text:p>
          </table:table-cell>
          <table:table-cell table:formula="of:=CONCATENATE([.$M6];[.I$4];[.$M6];&quot;:&quot;;[.$M6];[.I6];[.$M6];&quot;,&quot;)" office:value-type="string" office:string-value="&quot;andtag07&quot;:&quot;oligarch&quot;," calcext:value-type="string">
            <text:p>"andtag07":"oligarch",</text:p>
          </table:table-cell>
          <table:table-cell table:formula="of:=CONCATENATE([.$M6];[.J$4];[.$M6];&quot;:&quot;;[.$M6];[.J6];[.$M6];&quot;,&quot;)" office:value-type="string" office:string-value="&quot;andtag08&quot;:&quot;failing&quot;," calcext:value-type="string">
            <text:p>"andtag08":"failing",</text:p>
          </table:table-cell>
          <table:table-cell table:formula="of:=CONCATENATE([.$M6];[.K$4];[.$M6];&quot;:&quot;;[.$M6];[.K6];[.$M6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anti-terror</text:p>
          </table:table-cell>
          <table:table-cell office:value-type="string" calcext:value-type="string">
            <text:p>defends</text:p>
          </table:table-cell>
          <table:table-cell office:value-type="string" calcext:value-type="string">
            <text:p>autonomous region</text:p>
          </table:table-cell>
          <table:table-cell office:value-type="string" calcext:value-type="string">
            <text:p>bangsamoro</text:p>
          </table:table-cell>
          <table:table-cell table:number-columns-repeated="7"/>
          <table:table-cell office:value-type="string" calcext:value-type="string">
            <text:p>"</text:p>
          </table:table-cell>
          <table:table-cell table:formula="of:=CONCATENATE(&quot;{&quot;;[.M7];[.$B$4];[.M7];&quot;:&quot;)" office:value-type="string" office:string-value="{&quot;maintag&quot;:" calcext:value-type="string">
            <text:p>{"maintag":</text:p>
          </table:table-cell>
          <table:table-cell table:formula="of:=CONCATENATE([.$M7];[.B7];[.$M7];&quot;,&quot;)" office:value-type="string" office:string-value="&quot;anti-terror&quot;," calcext:value-type="string">
            <text:p>"anti-terror",</text:p>
          </table:table-cell>
          <table:table-cell table:formula="of:=CONCATENATE([.$M7];[.C$4];[.$M7];&quot;:&quot;;[.$M7];[.C7];[.$M7];&quot;,&quot;)" office:value-type="string" office:string-value="&quot;andtag01&quot;:&quot;defends&quot;," calcext:value-type="string">
            <text:p>"andtag01":"defends",</text:p>
          </table:table-cell>
          <table:table-cell table:formula="of:=CONCATENATE([.$M7];[.D$4];[.$M7];&quot;:&quot;;[.$M7];[.D7];[.$M7];&quot;,&quot;)" office:value-type="string" office:string-value="&quot;andtag02&quot;:&quot;autonomous region&quot;," calcext:value-type="string">
            <text:p>"andtag02":"autonomous region",</text:p>
          </table:table-cell>
          <table:table-cell table:formula="of:=CONCATENATE([.$M7];[.E$4];[.$M7];&quot;:&quot;;[.$M7];[.E7];[.$M7];&quot;,&quot;)" office:value-type="string" office:string-value="&quot;andtag03&quot;:&quot;bangsamoro&quot;," calcext:value-type="string">
            <text:p>"andtag03":"bangsamoro",</text:p>
          </table:table-cell>
          <table:table-cell table:formula="of:=CONCATENATE([.$M7];[.F$4];[.$M7];&quot;:&quot;;[.$M7];[.F7];[.$M7];&quot;,&quot;)" office:value-type="string" office:string-value="&quot;andtag04&quot;:&quot;&quot;," calcext:value-type="string">
            <text:p>"andtag04":"",</text:p>
          </table:table-cell>
          <table:table-cell table:formula="of:=CONCATENATE([.$M7];[.G$4];[.$M7];&quot;:&quot;;[.$M7];[.G7];[.$M7];&quot;,&quot;)" office:value-type="string" office:string-value="&quot;andtag05&quot;:&quot;&quot;," calcext:value-type="string">
            <text:p>"andtag05":"",</text:p>
          </table:table-cell>
          <table:table-cell table:formula="of:=CONCATENATE([.$M7];[.H$4];[.$M7];&quot;:&quot;;[.$M7];[.H7];[.$M7];&quot;,&quot;)" office:value-type="string" office:string-value="&quot;andtag06&quot;:&quot;&quot;," calcext:value-type="string">
            <text:p>"andtag06":"",</text:p>
          </table:table-cell>
          <table:table-cell table:formula="of:=CONCATENATE([.$M7];[.I$4];[.$M7];&quot;:&quot;;[.$M7];[.I7];[.$M7];&quot;,&quot;)" office:value-type="string" office:string-value="&quot;andtag07&quot;:&quot;&quot;," calcext:value-type="string">
            <text:p>"andtag07":"",</text:p>
          </table:table-cell>
          <table:table-cell table:formula="of:=CONCATENATE([.$M7];[.J$4];[.$M7];&quot;:&quot;;[.$M7];[.J7];[.$M7];&quot;,&quot;)" office:value-type="string" office:string-value="&quot;andtag08&quot;:&quot;&quot;," calcext:value-type="string">
            <text:p>"andtag08":"",</text:p>
          </table:table-cell>
          <table:table-cell table:formula="of:=CONCATENATE([.$M7];[.K$4];[.$M7];&quot;:&quot;;[.$M7];[.K7];[.$M7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jolo shooting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8];[.$B$4];[.M8];&quot;:&quot;)" office:value-type="string" office:string-value="{&quot;maintag&quot;:" calcext:value-type="string">
            <text:p>{"maintag":</text:p>
          </table:table-cell>
          <table:table-cell table:formula="of:=CONCATENATE([.$M8];[.B8];[.$M8];&quot;,&quot;)" office:value-type="string" office:string-value="&quot;jolo shooting&quot;," calcext:value-type="string">
            <text:p>"jolo shooting",</text:p>
          </table:table-cell>
          <table:table-cell table:formula="of:=CONCATENATE([.$M8];[.C$4];[.$M8];&quot;:&quot;;[.$M8];[.C8];[.$M8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8];[.D$4];[.$M8];&quot;:&quot;;[.$M8];[.D8];[.$M8];&quot;,&quot;)" office:value-type="string" office:string-value="&quot;andtag02&quot;:&quot;&quot;," calcext:value-type="string">
            <text:p>"andtag02":"",</text:p>
          </table:table-cell>
          <table:table-cell table:formula="of:=CONCATENATE([.$M8];[.E$4];[.$M8];&quot;:&quot;;[.$M8];[.E8];[.$M8];&quot;,&quot;)" office:value-type="string" office:string-value="&quot;andtag03&quot;:&quot;&quot;," calcext:value-type="string">
            <text:p>"andtag03":"",</text:p>
          </table:table-cell>
          <table:table-cell table:formula="of:=CONCATENATE([.$M8];[.F$4];[.$M8];&quot;:&quot;;[.$M8];[.F8];[.$M8];&quot;,&quot;)" office:value-type="string" office:string-value="&quot;andtag04&quot;:&quot;&quot;," calcext:value-type="string">
            <text:p>"andtag04":"",</text:p>
          </table:table-cell>
          <table:table-cell table:formula="of:=CONCATENATE([.$M8];[.G$4];[.$M8];&quot;:&quot;;[.$M8];[.G8];[.$M8];&quot;,&quot;)" office:value-type="string" office:string-value="&quot;andtag05&quot;:&quot;&quot;," calcext:value-type="string">
            <text:p>"andtag05":"",</text:p>
          </table:table-cell>
          <table:table-cell table:formula="of:=CONCATENATE([.$M8];[.H$4];[.$M8];&quot;:&quot;;[.$M8];[.H8];[.$M8];&quot;,&quot;)" office:value-type="string" office:string-value="&quot;andtag06&quot;:&quot;&quot;," calcext:value-type="string">
            <text:p>"andtag06":"",</text:p>
          </table:table-cell>
          <table:table-cell table:formula="of:=CONCATENATE([.$M8];[.I$4];[.$M8];&quot;:&quot;;[.$M8];[.I8];[.$M8];&quot;,&quot;)" office:value-type="string" office:string-value="&quot;andtag07&quot;:&quot;&quot;," calcext:value-type="string">
            <text:p>"andtag07":"",</text:p>
          </table:table-cell>
          <table:table-cell table:formula="of:=CONCATENATE([.$M8];[.J$4];[.$M8];&quot;:&quot;;[.$M8];[.J8];[.$M8];&quot;,&quot;)" office:value-type="string" office:string-value="&quot;andtag08&quot;:&quot;&quot;," calcext:value-type="string">
            <text:p>"andtag08":"",</text:p>
          </table:table-cell>
          <table:table-cell table:formula="of:=CONCATENATE([.$M8];[.K$4];[.$M8];&quot;:&quot;;[.$M8];[.K8];[.$M8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red-tagging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9];[.$B$4];[.M9];&quot;:&quot;)" office:value-type="string" office:string-value="{&quot;maintag&quot;:" calcext:value-type="string">
            <text:p>{"maintag":</text:p>
          </table:table-cell>
          <table:table-cell table:formula="of:=CONCATENATE([.$M9];[.B9];[.$M9];&quot;,&quot;)" office:value-type="string" office:string-value="&quot;red-tagging&quot;," calcext:value-type="string">
            <text:p>"red-tagging",</text:p>
          </table:table-cell>
          <table:table-cell table:formula="of:=CONCATENATE([.$M9];[.C$4];[.$M9];&quot;:&quot;;[.$M9];[.C9];[.$M9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9];[.D$4];[.$M9];&quot;:&quot;;[.$M9];[.D9];[.$M9];&quot;,&quot;)" office:value-type="string" office:string-value="&quot;andtag02&quot;:&quot;&quot;," calcext:value-type="string">
            <text:p>"andtag02":"",</text:p>
          </table:table-cell>
          <table:table-cell table:formula="of:=CONCATENATE([.$M9];[.E$4];[.$M9];&quot;:&quot;;[.$M9];[.E9];[.$M9];&quot;,&quot;)" office:value-type="string" office:string-value="&quot;andtag03&quot;:&quot;&quot;," calcext:value-type="string">
            <text:p>"andtag03":"",</text:p>
          </table:table-cell>
          <table:table-cell table:formula="of:=CONCATENATE([.$M9];[.F$4];[.$M9];&quot;:&quot;;[.$M9];[.F9];[.$M9];&quot;,&quot;)" office:value-type="string" office:string-value="&quot;andtag04&quot;:&quot;&quot;," calcext:value-type="string">
            <text:p>"andtag04":"",</text:p>
          </table:table-cell>
          <table:table-cell table:formula="of:=CONCATENATE([.$M9];[.G$4];[.$M9];&quot;:&quot;;[.$M9];[.G9];[.$M9];&quot;,&quot;)" office:value-type="string" office:string-value="&quot;andtag05&quot;:&quot;&quot;," calcext:value-type="string">
            <text:p>"andtag05":"",</text:p>
          </table:table-cell>
          <table:table-cell table:formula="of:=CONCATENATE([.$M9];[.H$4];[.$M9];&quot;:&quot;;[.$M9];[.H9];[.$M9];&quot;,&quot;)" office:value-type="string" office:string-value="&quot;andtag06&quot;:&quot;&quot;," calcext:value-type="string">
            <text:p>"andtag06":"",</text:p>
          </table:table-cell>
          <table:table-cell table:formula="of:=CONCATENATE([.$M9];[.I$4];[.$M9];&quot;:&quot;;[.$M9];[.I9];[.$M9];&quot;,&quot;)" office:value-type="string" office:string-value="&quot;andtag07&quot;:&quot;&quot;," calcext:value-type="string">
            <text:p>"andtag07":"",</text:p>
          </table:table-cell>
          <table:table-cell table:formula="of:=CONCATENATE([.$M9];[.J$4];[.$M9];&quot;:&quot;;[.$M9];[.J9];[.$M9];&quot;,&quot;)" office:value-type="string" office:string-value="&quot;andtag08&quot;:&quot;&quot;," calcext:value-type="string">
            <text:p>"andtag08":"",</text:p>
          </table:table-cell>
          <table:table-cell table:formula="of:=CONCATENATE([.$M9];[.K$4];[.$M9];&quot;:&quot;;[.$M9];[.K9];[.$M9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trillanes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0];[.$B$4];[.M10];&quot;:&quot;)" office:value-type="string" office:string-value="{&quot;maintag&quot;:" calcext:value-type="string">
            <text:p>{"maintag":</text:p>
          </table:table-cell>
          <table:table-cell table:formula="of:=CONCATENATE([.$M10];[.B10];[.$M10];&quot;,&quot;)" office:value-type="string" office:string-value="&quot;trillanes&quot;," calcext:value-type="string">
            <text:p>"trillanes",</text:p>
          </table:table-cell>
          <table:table-cell table:formula="of:=CONCATENATE([.$M10];[.C$4];[.$M10];&quot;:&quot;;[.$M10];[.C10];[.$M10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0];[.D$4];[.$M10];&quot;:&quot;;[.$M10];[.D10];[.$M10];&quot;,&quot;)" office:value-type="string" office:string-value="&quot;andtag02&quot;:&quot;&quot;," calcext:value-type="string">
            <text:p>"andtag02":"",</text:p>
          </table:table-cell>
          <table:table-cell table:formula="of:=CONCATENATE([.$M10];[.E$4];[.$M10];&quot;:&quot;;[.$M10];[.E10];[.$M10];&quot;,&quot;)" office:value-type="string" office:string-value="&quot;andtag03&quot;:&quot;&quot;," calcext:value-type="string">
            <text:p>"andtag03":"",</text:p>
          </table:table-cell>
          <table:table-cell table:formula="of:=CONCATENATE([.$M10];[.F$4];[.$M10];&quot;:&quot;;[.$M10];[.F10];[.$M10];&quot;,&quot;)" office:value-type="string" office:string-value="&quot;andtag04&quot;:&quot;&quot;," calcext:value-type="string">
            <text:p>"andtag04":"",</text:p>
          </table:table-cell>
          <table:table-cell table:formula="of:=CONCATENATE([.$M10];[.G$4];[.$M10];&quot;:&quot;;[.$M10];[.G10];[.$M10];&quot;,&quot;)" office:value-type="string" office:string-value="&quot;andtag05&quot;:&quot;&quot;," calcext:value-type="string">
            <text:p>"andtag05":"",</text:p>
          </table:table-cell>
          <table:table-cell table:formula="of:=CONCATENATE([.$M10];[.H$4];[.$M10];&quot;:&quot;;[.$M10];[.H10];[.$M10];&quot;,&quot;)" office:value-type="string" office:string-value="&quot;andtag06&quot;:&quot;&quot;," calcext:value-type="string">
            <text:p>"andtag06":"",</text:p>
          </table:table-cell>
          <table:table-cell table:formula="of:=CONCATENATE([.$M10];[.I$4];[.$M10];&quot;:&quot;;[.$M10];[.I10];[.$M10];&quot;,&quot;)" office:value-type="string" office:string-value="&quot;andtag07&quot;:&quot;&quot;," calcext:value-type="string">
            <text:p>"andtag07":"",</text:p>
          </table:table-cell>
          <table:table-cell table:formula="of:=CONCATENATE([.$M10];[.J$4];[.$M10];&quot;:&quot;;[.$M10];[.J10];[.$M10];&quot;,&quot;)" office:value-type="string" office:string-value="&quot;andtag08&quot;:&quot;&quot;," calcext:value-type="string">
            <text:p>"andtag08":"",</text:p>
          </table:table-cell>
          <table:table-cell table:formula="of:=CONCATENATE([.$M10];[.K$4];[.$M10];&quot;:&quot;;[.$M10];[.K10];[.$M10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jose calida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1];[.$B$4];[.M11];&quot;:&quot;)" office:value-type="string" office:string-value="{&quot;maintag&quot;:" calcext:value-type="string">
            <text:p>{"maintag":</text:p>
          </table:table-cell>
          <table:table-cell table:formula="of:=CONCATENATE([.$M11];[.B11];[.$M11];&quot;,&quot;)" office:value-type="string" office:string-value="&quot;jose calida&quot;," calcext:value-type="string">
            <text:p>"jose calida",</text:p>
          </table:table-cell>
          <table:table-cell table:formula="of:=CONCATENATE([.$M11];[.C$4];[.$M11];&quot;:&quot;;[.$M11];[.C11];[.$M11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1];[.D$4];[.$M11];&quot;:&quot;;[.$M11];[.D11];[.$M11];&quot;,&quot;)" office:value-type="string" office:string-value="&quot;andtag02&quot;:&quot;&quot;," calcext:value-type="string">
            <text:p>"andtag02":"",</text:p>
          </table:table-cell>
          <table:table-cell table:formula="of:=CONCATENATE([.$M11];[.E$4];[.$M11];&quot;:&quot;;[.$M11];[.E11];[.$M11];&quot;,&quot;)" office:value-type="string" office:string-value="&quot;andtag03&quot;:&quot;&quot;," calcext:value-type="string">
            <text:p>"andtag03":"",</text:p>
          </table:table-cell>
          <table:table-cell table:formula="of:=CONCATENATE([.$M11];[.F$4];[.$M11];&quot;:&quot;;[.$M11];[.F11];[.$M11];&quot;,&quot;)" office:value-type="string" office:string-value="&quot;andtag04&quot;:&quot;&quot;," calcext:value-type="string">
            <text:p>"andtag04":"",</text:p>
          </table:table-cell>
          <table:table-cell table:formula="of:=CONCATENATE([.$M11];[.G$4];[.$M11];&quot;:&quot;;[.$M11];[.G11];[.$M11];&quot;,&quot;)" office:value-type="string" office:string-value="&quot;andtag05&quot;:&quot;&quot;," calcext:value-type="string">
            <text:p>"andtag05":"",</text:p>
          </table:table-cell>
          <table:table-cell table:formula="of:=CONCATENATE([.$M11];[.H$4];[.$M11];&quot;:&quot;;[.$M11];[.H11];[.$M11];&quot;,&quot;)" office:value-type="string" office:string-value="&quot;andtag06&quot;:&quot;&quot;," calcext:value-type="string">
            <text:p>"andtag06":"",</text:p>
          </table:table-cell>
          <table:table-cell table:formula="of:=CONCATENATE([.$M11];[.I$4];[.$M11];&quot;:&quot;;[.$M11];[.I11];[.$M11];&quot;,&quot;)" office:value-type="string" office:string-value="&quot;andtag07&quot;:&quot;&quot;," calcext:value-type="string">
            <text:p>"andtag07":"",</text:p>
          </table:table-cell>
          <table:table-cell table:formula="of:=CONCATENATE([.$M11];[.J$4];[.$M11];&quot;:&quot;;[.$M11];[.J11];[.$M11];&quot;,&quot;)" office:value-type="string" office:string-value="&quot;andtag08&quot;:&quot;&quot;," calcext:value-type="string">
            <text:p>"andtag08":"",</text:p>
          </table:table-cell>
          <table:table-cell table:formula="of:=CONCATENATE([.$M11];[.K$4];[.$M11];&quot;:&quot;;[.$M11];[.K11];[.$M11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solicitor general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2];[.$B$4];[.M12];&quot;:&quot;)" office:value-type="string" office:string-value="{&quot;maintag&quot;:" calcext:value-type="string">
            <text:p>{"maintag":</text:p>
          </table:table-cell>
          <table:table-cell table:formula="of:=CONCATENATE([.$M12];[.B12];[.$M12];&quot;,&quot;)" office:value-type="string" office:string-value="&quot;solicitor general&quot;," calcext:value-type="string">
            <text:p>"solicitor general",</text:p>
          </table:table-cell>
          <table:table-cell table:formula="of:=CONCATENATE([.$M12];[.C$4];[.$M12];&quot;:&quot;;[.$M12];[.C12];[.$M12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2];[.D$4];[.$M12];&quot;:&quot;;[.$M12];[.D12];[.$M12];&quot;,&quot;)" office:value-type="string" office:string-value="&quot;andtag02&quot;:&quot;&quot;," calcext:value-type="string">
            <text:p>"andtag02":"",</text:p>
          </table:table-cell>
          <table:table-cell table:formula="of:=CONCATENATE([.$M12];[.E$4];[.$M12];&quot;:&quot;;[.$M12];[.E12];[.$M12];&quot;,&quot;)" office:value-type="string" office:string-value="&quot;andtag03&quot;:&quot;&quot;," calcext:value-type="string">
            <text:p>"andtag03":"",</text:p>
          </table:table-cell>
          <table:table-cell table:formula="of:=CONCATENATE([.$M12];[.F$4];[.$M12];&quot;:&quot;;[.$M12];[.F12];[.$M12];&quot;,&quot;)" office:value-type="string" office:string-value="&quot;andtag04&quot;:&quot;&quot;," calcext:value-type="string">
            <text:p>"andtag04":"",</text:p>
          </table:table-cell>
          <table:table-cell table:formula="of:=CONCATENATE([.$M12];[.G$4];[.$M12];&quot;:&quot;;[.$M12];[.G12];[.$M12];&quot;,&quot;)" office:value-type="string" office:string-value="&quot;andtag05&quot;:&quot;&quot;," calcext:value-type="string">
            <text:p>"andtag05":"",</text:p>
          </table:table-cell>
          <table:table-cell table:formula="of:=CONCATENATE([.$M12];[.H$4];[.$M12];&quot;:&quot;;[.$M12];[.H12];[.$M12];&quot;,&quot;)" office:value-type="string" office:string-value="&quot;andtag06&quot;:&quot;&quot;," calcext:value-type="string">
            <text:p>"andtag06":"",</text:p>
          </table:table-cell>
          <table:table-cell table:formula="of:=CONCATENATE([.$M12];[.I$4];[.$M12];&quot;:&quot;;[.$M12];[.I12];[.$M12];&quot;,&quot;)" office:value-type="string" office:string-value="&quot;andtag07&quot;:&quot;&quot;," calcext:value-type="string">
            <text:p>"andtag07":"",</text:p>
          </table:table-cell>
          <table:table-cell table:formula="of:=CONCATENATE([.$M12];[.J$4];[.$M12];&quot;:&quot;;[.$M12];[.J12];[.$M12];&quot;,&quot;)" office:value-type="string" office:string-value="&quot;andtag08&quot;:&quot;&quot;," calcext:value-type="string">
            <text:p>"andtag08":"",</text:p>
          </table:table-cell>
          <table:table-cell table:formula="of:=CONCATENATE([.$M12];[.K$4];[.$M12];&quot;:&quot;;[.$M12];[.K12];[.$M12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medialdea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3];[.$B$4];[.M13];&quot;:&quot;)" office:value-type="string" office:string-value="{&quot;maintag&quot;:" calcext:value-type="string">
            <text:p>{"maintag":</text:p>
          </table:table-cell>
          <table:table-cell table:formula="of:=CONCATENATE([.$M13];[.B13];[.$M13];&quot;,&quot;)" office:value-type="string" office:string-value="&quot;medialdea&quot;," calcext:value-type="string">
            <text:p>"medialdea",</text:p>
          </table:table-cell>
          <table:table-cell table:formula="of:=CONCATENATE([.$M13];[.C$4];[.$M13];&quot;:&quot;;[.$M13];[.C13];[.$M13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3];[.D$4];[.$M13];&quot;:&quot;;[.$M13];[.D13];[.$M13];&quot;,&quot;)" office:value-type="string" office:string-value="&quot;andtag02&quot;:&quot;&quot;," calcext:value-type="string">
            <text:p>"andtag02":"",</text:p>
          </table:table-cell>
          <table:table-cell table:formula="of:=CONCATENATE([.$M13];[.E$4];[.$M13];&quot;:&quot;;[.$M13];[.E13];[.$M13];&quot;,&quot;)" office:value-type="string" office:string-value="&quot;andtag03&quot;:&quot;&quot;," calcext:value-type="string">
            <text:p>"andtag03":"",</text:p>
          </table:table-cell>
          <table:table-cell table:formula="of:=CONCATENATE([.$M13];[.F$4];[.$M13];&quot;:&quot;;[.$M13];[.F13];[.$M13];&quot;,&quot;)" office:value-type="string" office:string-value="&quot;andtag04&quot;:&quot;&quot;," calcext:value-type="string">
            <text:p>"andtag04":"",</text:p>
          </table:table-cell>
          <table:table-cell table:formula="of:=CONCATENATE([.$M13];[.G$4];[.$M13];&quot;:&quot;;[.$M13];[.G13];[.$M13];&quot;,&quot;)" office:value-type="string" office:string-value="&quot;andtag05&quot;:&quot;&quot;," calcext:value-type="string">
            <text:p>"andtag05":"",</text:p>
          </table:table-cell>
          <table:table-cell table:formula="of:=CONCATENATE([.$M13];[.H$4];[.$M13];&quot;:&quot;;[.$M13];[.H13];[.$M13];&quot;,&quot;)" office:value-type="string" office:string-value="&quot;andtag06&quot;:&quot;&quot;," calcext:value-type="string">
            <text:p>"andtag06":"",</text:p>
          </table:table-cell>
          <table:table-cell table:formula="of:=CONCATENATE([.$M13];[.I$4];[.$M13];&quot;:&quot;;[.$M13];[.I13];[.$M13];&quot;,&quot;)" office:value-type="string" office:string-value="&quot;andtag07&quot;:&quot;&quot;," calcext:value-type="string">
            <text:p>"andtag07":"",</text:p>
          </table:table-cell>
          <table:table-cell table:formula="of:=CONCATENATE([.$M13];[.J$4];[.$M13];&quot;:&quot;;[.$M13];[.J13];[.$M13];&quot;,&quot;)" office:value-type="string" office:string-value="&quot;andtag08&quot;:&quot;&quot;," calcext:value-type="string">
            <text:p>"andtag08":"",</text:p>
          </table:table-cell>
          <table:table-cell table:formula="of:=CONCATENATE([.$M13];[.K$4];[.$M13];&quot;:&quot;;[.$M13];[.K13];[.$M13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bong go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4];[.$B$4];[.M14];&quot;:&quot;)" office:value-type="string" office:string-value="{&quot;maintag&quot;:" calcext:value-type="string">
            <text:p>{"maintag":</text:p>
          </table:table-cell>
          <table:table-cell table:formula="of:=CONCATENATE([.$M14];[.B14];[.$M14];&quot;,&quot;)" office:value-type="string" office:string-value="&quot;bong go&quot;," calcext:value-type="string">
            <text:p>"bong go",</text:p>
          </table:table-cell>
          <table:table-cell table:formula="of:=CONCATENATE([.$M14];[.C$4];[.$M14];&quot;:&quot;;[.$M14];[.C14];[.$M14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4];[.D$4];[.$M14];&quot;:&quot;;[.$M14];[.D14];[.$M14];&quot;,&quot;)" office:value-type="string" office:string-value="&quot;andtag02&quot;:&quot;&quot;," calcext:value-type="string">
            <text:p>"andtag02":"",</text:p>
          </table:table-cell>
          <table:table-cell table:formula="of:=CONCATENATE([.$M14];[.E$4];[.$M14];&quot;:&quot;;[.$M14];[.E14];[.$M14];&quot;,&quot;)" office:value-type="string" office:string-value="&quot;andtag03&quot;:&quot;&quot;," calcext:value-type="string">
            <text:p>"andtag03":"",</text:p>
          </table:table-cell>
          <table:table-cell table:formula="of:=CONCATENATE([.$M14];[.F$4];[.$M14];&quot;:&quot;;[.$M14];[.F14];[.$M14];&quot;,&quot;)" office:value-type="string" office:string-value="&quot;andtag04&quot;:&quot;&quot;," calcext:value-type="string">
            <text:p>"andtag04":"",</text:p>
          </table:table-cell>
          <table:table-cell table:formula="of:=CONCATENATE([.$M14];[.G$4];[.$M14];&quot;:&quot;;[.$M14];[.G14];[.$M14];&quot;,&quot;)" office:value-type="string" office:string-value="&quot;andtag05&quot;:&quot;&quot;," calcext:value-type="string">
            <text:p>"andtag05":"",</text:p>
          </table:table-cell>
          <table:table-cell table:formula="of:=CONCATENATE([.$M14];[.H$4];[.$M14];&quot;:&quot;;[.$M14];[.H14];[.$M14];&quot;,&quot;)" office:value-type="string" office:string-value="&quot;andtag06&quot;:&quot;&quot;," calcext:value-type="string">
            <text:p>"andtag06":"",</text:p>
          </table:table-cell>
          <table:table-cell table:formula="of:=CONCATENATE([.$M14];[.I$4];[.$M14];&quot;:&quot;;[.$M14];[.I14];[.$M14];&quot;,&quot;)" office:value-type="string" office:string-value="&quot;andtag07&quot;:&quot;&quot;," calcext:value-type="string">
            <text:p>"andtag07":"",</text:p>
          </table:table-cell>
          <table:table-cell table:formula="of:=CONCATENATE([.$M14];[.J$4];[.$M14];&quot;:&quot;;[.$M14];[.J14];[.$M14];&quot;,&quot;)" office:value-type="string" office:string-value="&quot;andtag08&quot;:&quot;&quot;," calcext:value-type="string">
            <text:p>"andtag08":"",</text:p>
          </table:table-cell>
          <table:table-cell table:formula="of:=CONCATENATE([.$M14];[.K$4];[.$M14];&quot;:&quot;;[.$M14];[.K14];[.$M14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bato dela rosa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5];[.$B$4];[.M15];&quot;:&quot;)" office:value-type="string" office:string-value="{&quot;maintag&quot;:" calcext:value-type="string">
            <text:p>{"maintag":</text:p>
          </table:table-cell>
          <table:table-cell table:formula="of:=CONCATENATE([.$M15];[.B15];[.$M15];&quot;,&quot;)" office:value-type="string" office:string-value="&quot;bato dela rosa&quot;," calcext:value-type="string">
            <text:p>"bato dela rosa",</text:p>
          </table:table-cell>
          <table:table-cell table:formula="of:=CONCATENATE([.$M15];[.C$4];[.$M15];&quot;:&quot;;[.$M15];[.C15];[.$M15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5];[.D$4];[.$M15];&quot;:&quot;;[.$M15];[.D15];[.$M15];&quot;,&quot;)" office:value-type="string" office:string-value="&quot;andtag02&quot;:&quot;&quot;," calcext:value-type="string">
            <text:p>"andtag02":"",</text:p>
          </table:table-cell>
          <table:table-cell table:formula="of:=CONCATENATE([.$M15];[.E$4];[.$M15];&quot;:&quot;;[.$M15];[.E15];[.$M15];&quot;,&quot;)" office:value-type="string" office:string-value="&quot;andtag03&quot;:&quot;&quot;," calcext:value-type="string">
            <text:p>"andtag03":"",</text:p>
          </table:table-cell>
          <table:table-cell table:formula="of:=CONCATENATE([.$M15];[.F$4];[.$M15];&quot;:&quot;;[.$M15];[.F15];[.$M15];&quot;,&quot;)" office:value-type="string" office:string-value="&quot;andtag04&quot;:&quot;&quot;," calcext:value-type="string">
            <text:p>"andtag04":"",</text:p>
          </table:table-cell>
          <table:table-cell table:formula="of:=CONCATENATE([.$M15];[.G$4];[.$M15];&quot;:&quot;;[.$M15];[.G15];[.$M15];&quot;,&quot;)" office:value-type="string" office:string-value="&quot;andtag05&quot;:&quot;&quot;," calcext:value-type="string">
            <text:p>"andtag05":"",</text:p>
          </table:table-cell>
          <table:table-cell table:formula="of:=CONCATENATE([.$M15];[.H$4];[.$M15];&quot;:&quot;;[.$M15];[.H15];[.$M15];&quot;,&quot;)" office:value-type="string" office:string-value="&quot;andtag06&quot;:&quot;&quot;," calcext:value-type="string">
            <text:p>"andtag06":"",</text:p>
          </table:table-cell>
          <table:table-cell table:formula="of:=CONCATENATE([.$M15];[.I$4];[.$M15];&quot;:&quot;;[.$M15];[.I15];[.$M15];&quot;,&quot;)" office:value-type="string" office:string-value="&quot;andtag07&quot;:&quot;&quot;," calcext:value-type="string">
            <text:p>"andtag07":"",</text:p>
          </table:table-cell>
          <table:table-cell table:formula="of:=CONCATENATE([.$M15];[.J$4];[.$M15];&quot;:&quot;;[.$M15];[.J15];[.$M15];&quot;,&quot;)" office:value-type="string" office:string-value="&quot;andtag08&quot;:&quot;&quot;," calcext:value-type="string">
            <text:p>"andtag08":"",</text:p>
          </table:table-cell>
          <table:table-cell table:formula="of:=CONCATENATE([.$M15];[.K$4];[.$M15];&quot;:&quot;;[.$M15];[.K15];[.$M15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ronald dela rosa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6];[.$B$4];[.M16];&quot;:&quot;)" office:value-type="string" office:string-value="{&quot;maintag&quot;:" calcext:value-type="string">
            <text:p>{"maintag":</text:p>
          </table:table-cell>
          <table:table-cell table:formula="of:=CONCATENATE([.$M16];[.B16];[.$M16];&quot;,&quot;)" office:value-type="string" office:string-value="&quot;ronald dela rosa&quot;," calcext:value-type="string">
            <text:p>"ronald dela rosa",</text:p>
          </table:table-cell>
          <table:table-cell table:formula="of:=CONCATENATE([.$M16];[.C$4];[.$M16];&quot;:&quot;;[.$M16];[.C16];[.$M16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6];[.D$4];[.$M16];&quot;:&quot;;[.$M16];[.D16];[.$M16];&quot;,&quot;)" office:value-type="string" office:string-value="&quot;andtag02&quot;:&quot;&quot;," calcext:value-type="string">
            <text:p>"andtag02":"",</text:p>
          </table:table-cell>
          <table:table-cell table:formula="of:=CONCATENATE([.$M16];[.E$4];[.$M16];&quot;:&quot;;[.$M16];[.E16];[.$M16];&quot;,&quot;)" office:value-type="string" office:string-value="&quot;andtag03&quot;:&quot;&quot;," calcext:value-type="string">
            <text:p>"andtag03":"",</text:p>
          </table:table-cell>
          <table:table-cell table:formula="of:=CONCATENATE([.$M16];[.F$4];[.$M16];&quot;:&quot;;[.$M16];[.F16];[.$M16];&quot;,&quot;)" office:value-type="string" office:string-value="&quot;andtag04&quot;:&quot;&quot;," calcext:value-type="string">
            <text:p>"andtag04":"",</text:p>
          </table:table-cell>
          <table:table-cell table:formula="of:=CONCATENATE([.$M16];[.G$4];[.$M16];&quot;:&quot;;[.$M16];[.G16];[.$M16];&quot;,&quot;)" office:value-type="string" office:string-value="&quot;andtag05&quot;:&quot;&quot;," calcext:value-type="string">
            <text:p>"andtag05":"",</text:p>
          </table:table-cell>
          <table:table-cell table:formula="of:=CONCATENATE([.$M16];[.H$4];[.$M16];&quot;:&quot;;[.$M16];[.H16];[.$M16];&quot;,&quot;)" office:value-type="string" office:string-value="&quot;andtag06&quot;:&quot;&quot;," calcext:value-type="string">
            <text:p>"andtag06":"",</text:p>
          </table:table-cell>
          <table:table-cell table:formula="of:=CONCATENATE([.$M16];[.I$4];[.$M16];&quot;:&quot;;[.$M16];[.I16];[.$M16];&quot;,&quot;)" office:value-type="string" office:string-value="&quot;andtag07&quot;:&quot;&quot;," calcext:value-type="string">
            <text:p>"andtag07":"",</text:p>
          </table:table-cell>
          <table:table-cell table:formula="of:=CONCATENATE([.$M16];[.J$4];[.$M16];&quot;:&quot;;[.$M16];[.J16];[.$M16];&quot;,&quot;)" office:value-type="string" office:string-value="&quot;andtag08&quot;:&quot;&quot;," calcext:value-type="string">
            <text:p>"andtag08":"",</text:p>
          </table:table-cell>
          <table:table-cell table:formula="of:=CONCATENATE([.$M16];[.K$4];[.$M16];&quot;:&quot;;[.$M16];[.K16];[.$M16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dela rosa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7];[.$B$4];[.M17];&quot;:&quot;)" office:value-type="string" office:string-value="{&quot;maintag&quot;:" calcext:value-type="string">
            <text:p>{"maintag":</text:p>
          </table:table-cell>
          <table:table-cell table:formula="of:=CONCATENATE([.$M17];[.B17];[.$M17];&quot;,&quot;)" office:value-type="string" office:string-value="&quot;dela rosa&quot;," calcext:value-type="string">
            <text:p>"dela rosa",</text:p>
          </table:table-cell>
          <table:table-cell table:formula="of:=CONCATENATE([.$M17];[.C$4];[.$M17];&quot;:&quot;;[.$M17];[.C17];[.$M17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7];[.D$4];[.$M17];&quot;:&quot;;[.$M17];[.D17];[.$M17];&quot;,&quot;)" office:value-type="string" office:string-value="&quot;andtag02&quot;:&quot;&quot;," calcext:value-type="string">
            <text:p>"andtag02":"",</text:p>
          </table:table-cell>
          <table:table-cell table:formula="of:=CONCATENATE([.$M17];[.E$4];[.$M17];&quot;:&quot;;[.$M17];[.E17];[.$M17];&quot;,&quot;)" office:value-type="string" office:string-value="&quot;andtag03&quot;:&quot;&quot;," calcext:value-type="string">
            <text:p>"andtag03":"",</text:p>
          </table:table-cell>
          <table:table-cell table:formula="of:=CONCATENATE([.$M17];[.F$4];[.$M17];&quot;:&quot;;[.$M17];[.F17];[.$M17];&quot;,&quot;)" office:value-type="string" office:string-value="&quot;andtag04&quot;:&quot;&quot;," calcext:value-type="string">
            <text:p>"andtag04":"",</text:p>
          </table:table-cell>
          <table:table-cell table:formula="of:=CONCATENATE([.$M17];[.G$4];[.$M17];&quot;:&quot;;[.$M17];[.G17];[.$M17];&quot;,&quot;)" office:value-type="string" office:string-value="&quot;andtag05&quot;:&quot;&quot;," calcext:value-type="string">
            <text:p>"andtag05":"",</text:p>
          </table:table-cell>
          <table:table-cell table:formula="of:=CONCATENATE([.$M17];[.H$4];[.$M17];&quot;:&quot;;[.$M17];[.H17];[.$M17];&quot;,&quot;)" office:value-type="string" office:string-value="&quot;andtag06&quot;:&quot;&quot;," calcext:value-type="string">
            <text:p>"andtag06":"",</text:p>
          </table:table-cell>
          <table:table-cell table:formula="of:=CONCATENATE([.$M17];[.I$4];[.$M17];&quot;:&quot;;[.$M17];[.I17];[.$M17];&quot;,&quot;)" office:value-type="string" office:string-value="&quot;andtag07&quot;:&quot;&quot;," calcext:value-type="string">
            <text:p>"andtag07":"",</text:p>
          </table:table-cell>
          <table:table-cell table:formula="of:=CONCATENATE([.$M17];[.J$4];[.$M17];&quot;:&quot;;[.$M17];[.J17];[.$M17];&quot;,&quot;)" office:value-type="string" office:string-value="&quot;andtag08&quot;:&quot;&quot;," calcext:value-type="string">
            <text:p>"andtag08":"",</text:p>
          </table:table-cell>
          <table:table-cell table:formula="of:=CONCATENATE([.$M17];[.K$4];[.$M17];&quot;:&quot;;[.$M17];[.K17];[.$M17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de la rosa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8];[.$B$4];[.M18];&quot;:&quot;)" office:value-type="string" office:string-value="{&quot;maintag&quot;:" calcext:value-type="string">
            <text:p>{"maintag":</text:p>
          </table:table-cell>
          <table:table-cell table:formula="of:=CONCATENATE([.$M18];[.B18];[.$M18];&quot;,&quot;)" office:value-type="string" office:string-value="&quot;de la rosa&quot;," calcext:value-type="string">
            <text:p>"de la rosa",</text:p>
          </table:table-cell>
          <table:table-cell table:formula="of:=CONCATENATE([.$M18];[.C$4];[.$M18];&quot;:&quot;;[.$M18];[.C18];[.$M18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8];[.D$4];[.$M18];&quot;:&quot;;[.$M18];[.D18];[.$M18];&quot;,&quot;)" office:value-type="string" office:string-value="&quot;andtag02&quot;:&quot;&quot;," calcext:value-type="string">
            <text:p>"andtag02":"",</text:p>
          </table:table-cell>
          <table:table-cell table:formula="of:=CONCATENATE([.$M18];[.E$4];[.$M18];&quot;:&quot;;[.$M18];[.E18];[.$M18];&quot;,&quot;)" office:value-type="string" office:string-value="&quot;andtag03&quot;:&quot;&quot;," calcext:value-type="string">
            <text:p>"andtag03":"",</text:p>
          </table:table-cell>
          <table:table-cell table:formula="of:=CONCATENATE([.$M18];[.F$4];[.$M18];&quot;:&quot;;[.$M18];[.F18];[.$M18];&quot;,&quot;)" office:value-type="string" office:string-value="&quot;andtag04&quot;:&quot;&quot;," calcext:value-type="string">
            <text:p>"andtag04":"",</text:p>
          </table:table-cell>
          <table:table-cell table:formula="of:=CONCATENATE([.$M18];[.G$4];[.$M18];&quot;:&quot;;[.$M18];[.G18];[.$M18];&quot;,&quot;)" office:value-type="string" office:string-value="&quot;andtag05&quot;:&quot;&quot;," calcext:value-type="string">
            <text:p>"andtag05":"",</text:p>
          </table:table-cell>
          <table:table-cell table:formula="of:=CONCATENATE([.$M18];[.H$4];[.$M18];&quot;:&quot;;[.$M18];[.H18];[.$M18];&quot;,&quot;)" office:value-type="string" office:string-value="&quot;andtag06&quot;:&quot;&quot;," calcext:value-type="string">
            <text:p>"andtag06":"",</text:p>
          </table:table-cell>
          <table:table-cell table:formula="of:=CONCATENATE([.$M18];[.I$4];[.$M18];&quot;:&quot;;[.$M18];[.I18];[.$M18];&quot;,&quot;)" office:value-type="string" office:string-value="&quot;andtag07&quot;:&quot;&quot;," calcext:value-type="string">
            <text:p>"andtag07":"",</text:p>
          </table:table-cell>
          <table:table-cell table:formula="of:=CONCATENATE([.$M18];[.J$4];[.$M18];&quot;:&quot;;[.$M18];[.J18];[.$M18];&quot;,&quot;)" office:value-type="string" office:string-value="&quot;andtag08&quot;:&quot;&quot;," calcext:value-type="string">
            <text:p>"andtag08":"",</text:p>
          </table:table-cell>
          <table:table-cell table:formula="of:=CONCATENATE([.$M18];[.K$4];[.$M18];&quot;:&quot;;[.$M18];[.K18];[.$M18];&quot;},&quot;)" office:value-type="string" office:string-value="&quot;andtag09&quot;:&quot;&quot;}," calcext:value-type="string">
            <text:p>"andtag09":""},</text:p>
          </table:table-cell>
        </table:table-row>
        <table:table-row table:style-name="ro1">
          <table:table-cell/>
          <table:table-cell office:value-type="string" calcext:value-type="string">
            <text:p>de lima</text:p>
          </table:table-cell>
          <table:table-cell office:value-type="string" calcext:value-type="string">
            <text:p>solotag</text:p>
          </table:table-cell>
          <table:table-cell table:number-columns-repeated="9"/>
          <table:table-cell office:value-type="string" calcext:value-type="string">
            <text:p>"</text:p>
          </table:table-cell>
          <table:table-cell table:formula="of:=CONCATENATE(&quot;{&quot;;[.M19];[.$B$4];[.M19];&quot;:&quot;)" office:value-type="string" office:string-value="{&quot;maintag&quot;:" calcext:value-type="string">
            <text:p>{"maintag":</text:p>
          </table:table-cell>
          <table:table-cell table:formula="of:=CONCATENATE([.$M19];[.B19];[.$M19];&quot;,&quot;)" office:value-type="string" office:string-value="&quot;de lima&quot;," calcext:value-type="string">
            <text:p>"de lima",</text:p>
          </table:table-cell>
          <table:table-cell table:formula="of:=CONCATENATE([.$M19];[.C$4];[.$M19];&quot;:&quot;;[.$M19];[.C19];[.$M19];&quot;,&quot;)" office:value-type="string" office:string-value="&quot;andtag01&quot;:&quot;solotag&quot;," calcext:value-type="string">
            <text:p>"andtag01":"solotag",</text:p>
          </table:table-cell>
          <table:table-cell table:formula="of:=CONCATENATE([.$M19];[.D$4];[.$M19];&quot;:&quot;;[.$M19];[.D19];[.$M19];&quot;,&quot;)" office:value-type="string" office:string-value="&quot;andtag02&quot;:&quot;&quot;," calcext:value-type="string">
            <text:p>"andtag02":"",</text:p>
          </table:table-cell>
          <table:table-cell table:formula="of:=CONCATENATE([.$M19];[.E$4];[.$M19];&quot;:&quot;;[.$M19];[.E19];[.$M19];&quot;,&quot;)" office:value-type="string" office:string-value="&quot;andtag03&quot;:&quot;&quot;," calcext:value-type="string">
            <text:p>"andtag03":"",</text:p>
          </table:table-cell>
          <table:table-cell table:formula="of:=CONCATENATE([.$M19];[.F$4];[.$M19];&quot;:&quot;;[.$M19];[.F19];[.$M19];&quot;,&quot;)" office:value-type="string" office:string-value="&quot;andtag04&quot;:&quot;&quot;," calcext:value-type="string">
            <text:p>"andtag04":"",</text:p>
          </table:table-cell>
          <table:table-cell table:formula="of:=CONCATENATE([.$M19];[.G$4];[.$M19];&quot;:&quot;;[.$M19];[.G19];[.$M19];&quot;,&quot;)" office:value-type="string" office:string-value="&quot;andtag05&quot;:&quot;&quot;," calcext:value-type="string">
            <text:p>"andtag05":"",</text:p>
          </table:table-cell>
          <table:table-cell table:formula="of:=CONCATENATE([.$M19];[.H$4];[.$M19];&quot;:&quot;;[.$M19];[.H19];[.$M19];&quot;,&quot;)" office:value-type="string" office:string-value="&quot;andtag06&quot;:&quot;&quot;," calcext:value-type="string">
            <text:p>"andtag06":"",</text:p>
          </table:table-cell>
          <table:table-cell table:formula="of:=CONCATENATE([.$M19];[.I$4];[.$M19];&quot;:&quot;;[.$M19];[.I19];[.$M19];&quot;,&quot;)" office:value-type="string" office:string-value="&quot;andtag07&quot;:&quot;&quot;," calcext:value-type="string">
            <text:p>"andtag07":"",</text:p>
          </table:table-cell>
          <table:table-cell table:formula="of:=CONCATENATE([.$M19];[.J$4];[.$M19];&quot;:&quot;;[.$M19];[.J19];[.$M19];&quot;,&quot;)" office:value-type="string" office:string-value="&quot;andtag08&quot;:&quot;&quot;," calcext:value-type="string">
            <text:p>"andtag08":"",</text:p>
          </table:table-cell>
          <table:table-cell table:formula="of:=CONCATENATE([.$M19];[.K$4];[.$M19];&quot;:&quot;;[.$M19];[.K19];[.$M19];&quot;}]&quot;)" office:value-type="string" office:string-value="&quot;andtag09&quot;:&quot;&quot;}]" calcext:value-type="string">
            <text:p>"andtag09":""}]</text:p>
          </table:table-cell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ountries" table:style-name="ta1">
        <table:table-column table:style-name="co1" table:number-columns-repeated="9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table:style-name="ce6"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7];[.E7];[.A7];[.E7];[.F7])" office:value-type="string" office:string-value="[&quot;Mexico&quot;," calcext:value-type="string">
            <text:p>["Mexico",</text:p>
          </table:table-cell>
          <table:table-cell/>
          <table:table-cell office:value-type="string" calcext:value-type="string">
            <text:p>{</text:p>
          </table:table-cell>
          <table:table-cell office:value-type="float" office:value="127580000" calcext:value-type="float">
            <text:p>127,580,000</text:p>
          </table:table-cell>
          <table:table-cell table:formula="of:=CONCATENATE([.I7];[.E7];[.A7];[.E7];&quot;:&quot;;[.J7];[.F7])" office:value-type="string" office:string-value="{&quot;Mexico&quot;:127580000," calcext:value-type="string">
            <text:p>{"Mexico":127580000,</text:p>
          </table:table-cell>
          <table:table-cell table:number-columns-repeated="4"/>
          <table:table-cell office:value-type="float" office:value="211050000" calcext:value-type="float">
            <text:p>211050000</text:p>
          </table:table-cell>
          <table:table-cell office:value-type="string" calcext:value-type="string">
            <text:p>"Brazil":211050000}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/>
          <table:table-cell table:style-name="ce6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8];[.E8];[.A8];[.E8];[.F8])" office:value-type="string" office:string-value="&quot;Honduras&quot;," calcext:value-type="string">
            <text:p>"Honduras",</text:p>
          </table:table-cell>
          <table:table-cell table:number-columns-repeated="2"/>
          <table:table-cell office:value-type="float" office:value="9750000" calcext:value-type="float">
            <text:p>9,750,000</text:p>
          </table:table-cell>
          <table:table-cell table:formula="of:=CONCATENATE([.I8];[.E8];[.A8];[.E8];&quot;:&quot;;[.J8];[.F8])" office:value-type="string" office:string-value="&quot;Honduras&quot;:9750000," calcext:value-type="string">
            <text:p>"Honduras":9750000,</text:p>
          </table:table-cell>
          <table:table-cell table:number-columns-repeated="4"/>
          <table:table-cell office:value-type="float" office:value="127580000" calcext:value-type="float">
            <text:p>127580000</text:p>
          </table:table-cell>
          <table:table-cell office:value-type="string" calcext:value-type="string">
            <text:p>{"Mexico":127580000,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9];[.E9];[.A9];[.E9];[.F9])" office:value-type="string" office:string-value="&quot;Guatemala&quot;," calcext:value-type="string">
            <text:p>"Guatemala",</text:p>
          </table:table-cell>
          <table:table-cell table:number-columns-repeated="2"/>
          <table:table-cell office:value-type="float" office:value="17580000" calcext:value-type="float">
            <text:p>17,580,000</text:p>
          </table:table-cell>
          <table:table-cell table:formula="of:=CONCATENATE([.I9];[.E9];[.A9];[.E9];&quot;:&quot;;[.J9];[.F9])" office:value-type="string" office:string-value="&quot;Guatemala&quot;:17580000," calcext:value-type="string">
            <text:p>"Guatemala":17580000,</text:p>
          </table:table-cell>
          <table:table-cell table:number-columns-repeated="4"/>
          <table:table-cell office:value-type="float" office:value="50340000" calcext:value-type="float">
            <text:p>50340000</text:p>
          </table:table-cell>
          <table:table-cell office:value-type="string" calcext:value-type="string">
            <text:p>"Columbia":50340000,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0];[.E10];[.A10];[.E10];[.F10])" office:value-type="string" office:string-value="&quot;Bolivia&quot;," calcext:value-type="string">
            <text:p>"Bolivia",</text:p>
          </table:table-cell>
          <table:table-cell table:number-columns-repeated="2"/>
          <table:table-cell office:value-type="float" office:value="11350000" calcext:value-type="float">
            <text:p>11,350,000</text:p>
          </table:table-cell>
          <table:table-cell table:formula="of:=CONCATENATE([.I10];[.E10];[.A10];[.E10];&quot;:&quot;;[.J10];[.F10])" office:value-type="string" office:string-value="&quot;Bolivia&quot;:11350000," calcext:value-type="string">
            <text:p>"Bolivia":11350000,</text:p>
          </table:table-cell>
          <table:table-cell table:number-columns-repeated="4"/>
          <table:table-cell office:value-type="float" office:value="44900000" calcext:value-type="float">
            <text:p>44900000</text:p>
          </table:table-cell>
          <table:table-cell office:value-type="string" calcext:value-type="string">
            <text:p>"Argentina":44900000,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1];[.E11];[.A11];[.E11];[.F11])" office:value-type="string" office:string-value="&quot;Ecuador&quot;," calcext:value-type="string">
            <text:p>"Ecuador",</text:p>
          </table:table-cell>
          <table:table-cell table:number-columns-repeated="2"/>
          <table:table-cell office:value-type="float" office:value="17370000" calcext:value-type="float">
            <text:p>17,370,000</text:p>
          </table:table-cell>
          <table:table-cell table:formula="of:=CONCATENATE([.I11];[.E11];[.A11];[.E11];&quot;:&quot;;[.J11];[.F11])" office:value-type="string" office:string-value="&quot;Ecuador&quot;:17370000," calcext:value-type="string">
            <text:p>"Ecuador":17370000,</text:p>
          </table:table-cell>
          <table:table-cell table:number-columns-repeated="4"/>
          <table:table-cell office:value-type="float" office:value="32510000" calcext:value-type="float">
            <text:p>32510000</text:p>
          </table:table-cell>
          <table:table-cell office:value-type="string" calcext:value-type="string">
            <text:p>"Peru":32510000,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2];[.E12];[.A12];[.E12];[.F12])" office:value-type="string" office:string-value="&quot;Panama&quot;," calcext:value-type="string">
            <text:p>"Panama",</text:p>
          </table:table-cell>
          <table:table-cell table:number-columns-repeated="2"/>
          <table:table-cell office:value-type="float" office:value="4250000" calcext:value-type="float">
            <text:p>4,250,000</text:p>
          </table:table-cell>
          <table:table-cell table:formula="of:=CONCATENATE([.I12];[.E12];[.A12];[.E12];&quot;:&quot;;[.J12];[.F12])" office:value-type="string" office:string-value="&quot;Panama&quot;:4250000," calcext:value-type="string">
            <text:p>"Panama":4250000,</text:p>
          </table:table-cell>
          <table:table-cell table:number-columns-repeated="4"/>
          <table:table-cell office:value-type="float" office:value="28520000" calcext:value-type="float">
            <text:p>28520000</text:p>
          </table:table-cell>
          <table:table-cell office:value-type="string" calcext:value-type="string">
            <text:p>"Venezuela":28520000,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3];[.E13];[.A13];[.E13];[.F13])" office:value-type="string" office:string-value="&quot;Columbia&quot;," calcext:value-type="string">
            <text:p>"Columbia",</text:p>
          </table:table-cell>
          <table:table-cell table:number-columns-repeated="2"/>
          <table:table-cell office:value-type="float" office:value="50340000" calcext:value-type="float">
            <text:p>50,340,000</text:p>
          </table:table-cell>
          <table:table-cell table:formula="of:=CONCATENATE([.I13];[.E13];[.A13];[.E13];&quot;:&quot;;[.J13];[.F13])" office:value-type="string" office:string-value="&quot;Columbia&quot;:50340000," calcext:value-type="string">
            <text:p>"Columbia":50340000,</text:p>
          </table:table-cell>
          <table:table-cell table:number-columns-repeated="4"/>
          <table:table-cell office:value-type="float" office:value="18950000" calcext:value-type="float">
            <text:p>18950000</text:p>
          </table:table-cell>
          <table:table-cell office:value-type="string" calcext:value-type="string">
            <text:p>"Chile":18950000,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4];[.E14];[.A14];[.E14];[.F14])" office:value-type="string" office:string-value="&quot;Venezuela&quot;," calcext:value-type="string">
            <text:p>"Venezuela",</text:p>
          </table:table-cell>
          <table:table-cell table:number-columns-repeated="2"/>
          <table:table-cell office:value-type="float" office:value="28520000" calcext:value-type="float">
            <text:p>28,520,000</text:p>
          </table:table-cell>
          <table:table-cell table:formula="of:=CONCATENATE([.I14];[.E14];[.A14];[.E14];&quot;:&quot;;[.J14];[.F14])" office:value-type="string" office:string-value="&quot;Venezuela&quot;:28520000," calcext:value-type="string">
            <text:p>"Venezuela":28520000,</text:p>
          </table:table-cell>
          <table:table-cell table:number-columns-repeated="4"/>
          <table:table-cell office:value-type="float" office:value="17580000" calcext:value-type="float">
            <text:p>17580000</text:p>
          </table:table-cell>
          <table:table-cell office:value-type="string" calcext:value-type="string">
            <text:p>"Guatemala":17580000,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5];[.E15];[.A15];[.E15];[.F15])" office:value-type="string" office:string-value="&quot;Peru&quot;," calcext:value-type="string">
            <text:p>"Peru",</text:p>
          </table:table-cell>
          <table:table-cell table:number-columns-repeated="2"/>
          <table:table-cell office:value-type="float" office:value="32510000" calcext:value-type="float">
            <text:p>32,510,000</text:p>
          </table:table-cell>
          <table:table-cell table:formula="of:=CONCATENATE([.I15];[.E15];[.A15];[.E15];&quot;:&quot;;[.J15];[.F15])" office:value-type="string" office:string-value="&quot;Peru&quot;:32510000," calcext:value-type="string">
            <text:p>"Peru":32510000,</text:p>
          </table:table-cell>
          <table:table-cell table:number-columns-repeated="4"/>
          <table:table-cell office:value-type="float" office:value="17370000" calcext:value-type="float">
            <text:p>17370000</text:p>
          </table:table-cell>
          <table:table-cell office:value-type="string" calcext:value-type="string">
            <text:p>"Ecuador":17370000,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6];[.E16];[.A16];[.E16];[.F16])" office:value-type="string" office:string-value="&quot;Chile&quot;," calcext:value-type="string">
            <text:p>"Chile",</text:p>
          </table:table-cell>
          <table:table-cell table:number-columns-repeated="2"/>
          <table:table-cell office:value-type="float" office:value="18950000" calcext:value-type="float">
            <text:p>18,950,000</text:p>
          </table:table-cell>
          <table:table-cell table:formula="of:=CONCATENATE([.I16];[.E16];[.A16];[.E16];&quot;:&quot;;[.J16];[.F16])" office:value-type="string" office:string-value="&quot;Chile&quot;:18950000," calcext:value-type="string">
            <text:p>"Chile":18950000,</text:p>
          </table:table-cell>
          <table:table-cell table:number-columns-repeated="4"/>
          <table:table-cell office:value-type="float" office:value="11350000" calcext:value-type="float">
            <text:p>11350000</text:p>
          </table:table-cell>
          <table:table-cell office:value-type="string" calcext:value-type="string">
            <text:p>"Bolivia":11350000,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7];[.E17];[.A17];[.E17];[.F17])" office:value-type="string" office:string-value="&quot;Paraguay&quot;," calcext:value-type="string">
            <text:p>"Paraguay",</text:p>
          </table:table-cell>
          <table:table-cell table:number-columns-repeated="2"/>
          <table:table-cell office:value-type="float" office:value="7050000" calcext:value-type="float">
            <text:p>7,050,000</text:p>
          </table:table-cell>
          <table:table-cell table:formula="of:=CONCATENATE([.I17];[.E17];[.A17];[.E17];&quot;:&quot;;[.J17];[.F17])" office:value-type="string" office:string-value="&quot;Paraguay&quot;:7050000," calcext:value-type="string">
            <text:p>"Paraguay":7050000,</text:p>
          </table:table-cell>
          <table:table-cell table:number-columns-repeated="4"/>
          <table:table-cell office:value-type="float" office:value="9750000" calcext:value-type="float">
            <text:p>9750000</text:p>
          </table:table-cell>
          <table:table-cell office:value-type="string" calcext:value-type="string">
            <text:p>"Honduras":9750000,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8];[.E18];[.A18];[.E18];[.F18])" office:value-type="string" office:string-value="&quot;Uruguay&quot;," calcext:value-type="string">
            <text:p>"Uruguay",</text:p>
          </table:table-cell>
          <table:table-cell table:number-columns-repeated="2"/>
          <table:table-cell office:value-type="float" office:value="3460000" calcext:value-type="float">
            <text:p>3,460,000</text:p>
          </table:table-cell>
          <table:table-cell table:formula="of:=CONCATENATE([.I18];[.E18];[.A18];[.E18];&quot;:&quot;;[.J18];[.F18])" office:value-type="string" office:string-value="&quot;Uruguay&quot;:3460000," calcext:value-type="string">
            <text:p>"Uruguay":3460000,</text:p>
          </table:table-cell>
          <table:table-cell table:number-columns-repeated="4"/>
          <table:table-cell office:value-type="float" office:value="7050000" calcext:value-type="float">
            <text:p>7050000</text:p>
          </table:table-cell>
          <table:table-cell office:value-type="string" calcext:value-type="string">
            <text:p>"Paraguay":7050000,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formula="of:=CONCATENATE([.C19];[.E19];[.A19];[.E19];[.F19])" office:value-type="string" office:string-value="&quot;Argentina&quot;," calcext:value-type="string">
            <text:p>"Argentina",</text:p>
          </table:table-cell>
          <table:table-cell table:number-columns-repeated="2"/>
          <table:table-cell office:value-type="float" office:value="44900000" calcext:value-type="float">
            <text:p>44,900,000</text:p>
          </table:table-cell>
          <table:table-cell table:formula="of:=CONCATENATE([.I19];[.E19];[.A19];[.E19];&quot;:&quot;;[.J19];[.F19])" office:value-type="string" office:string-value="&quot;Argentina&quot;:44900000," calcext:value-type="string">
            <text:p>"Argentina":44900000,</text:p>
          </table:table-cell>
          <table:table-cell table:number-columns-repeated="4"/>
          <table:table-cell office:value-type="float" office:value="4250000" calcext:value-type="float">
            <text:p>4250000</text:p>
          </table:table-cell>
          <table:table-cell office:value-type="string" calcext:value-type="string">
            <text:p>"Panama":4250000,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/>
          <table:table-cell table:number-columns-repeated="2" table:style-name="ce3" office:value-type="string" calcext:value-type="string">
            <text:p>"</text:p>
          </table:table-cell>
          <table:table-cell table:style-name="ce6" office:value-type="string" calcext:value-type="string">
            <text:p>]</text:p>
          </table:table-cell>
          <table:table-cell table:formula="of:=CONCATENATE([.C20];[.E20];[.A20];[.E20];[.F20])" office:value-type="string" office:string-value="&quot;Brazil&quot;]" calcext:value-type="string">
            <text:p>"Brazil"]</text:p>
          </table:table-cell>
          <table:table-cell/>
          <table:table-cell office:value-type="string" calcext:value-type="string">
            <text:p>}</text:p>
          </table:table-cell>
          <table:table-cell office:value-type="float" office:value="211050000" calcext:value-type="float">
            <text:p>211,050,000</text:p>
          </table:table-cell>
          <table:table-cell table:formula="of:=CONCATENATE([.E20];[.A20];[.E20];&quot;:&quot;;[.J20];[.I20])" office:value-type="string" office:string-value="&quot;Brazil&quot;:211050000}" calcext:value-type="string">
            <text:p>"Brazil":211050000}</text:p>
          </table:table-cell>
          <table:table-cell table:number-columns-repeated="4"/>
          <table:table-cell office:value-type="float" office:value="3460000" calcext:value-type="float">
            <text:p>3460000</text:p>
          </table:table-cell>
          <table:table-cell office:value-type="string" calcext:value-type="string">
            <text:p>"Uruguay":3460000,</text:p>
          </table:table-cell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'filipino tags'.C159:'filipino tags'.C291">
          <table:sort>
            <table:sort-by table:field-number="0" table:data-type="automatic"/>
          </table:sort>
        </table:database-range>
        <table:database-range table:name="__Anonymous_Sheet_DB__5" table:target-range-address="countries.P7:countries.Q2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3:52:15.806980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0T12:06:15.148267994</meta:creation-date>
    <dc:date>2020-07-22T15:59:40.805587745</dc:date>
    <meta:editing-duration>PT6H49M49S</meta:editing-duration>
    <meta:editing-cycles>18</meta:editing-cycles>
    <meta:generator>LibreOffice/6.4.4.2$Linux_X86_64 LibreOffice_project/40$Build-2</meta:generator>
    <meta:document-statistic meta:table-count="6" meta:cell-count="2105" meta:object-count="0"/>
  </office:meta>
</office:document-meta>
</file>